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2B54DA54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2B54DA54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3333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33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11in" svg:height="3.65in" svg:x="0.9209in" svg:y="3.0118in">
            <draw:object draw:notify-on-update-of-ranges="Sheet1.A3:Sheet1.A11 Sheet1.A3:Sheet1.A11 Sheet1.B1:Sheet1.B1 Sheet1.B3:Sheet1.B11 Sheet1.A3:Sheet1.A11 Sheet1.F1:Sheet1.F1 Sheet1.F3:Sheet1.F11 Sheet1.A3:Sheet1.A11 Sheet1.J1:Sheet1.J1 Sheet1.J3:Sheet1.J11 Sheet1.A3:Sheet1.A11 Sheet1.N1:Sheet1.N1 Sheet1.N3:Sheet1.N11 Sheet1.A3:Sheet1.A11 Sheet1.R1:Sheet1.R1 Sheet1.R3:Sheet1.R11 Sheet1.A3:Sheet1.A11 Sheet1.V1:Sheet1.V1 Sheet1.V3:Sheet1.V11 Sheet1.A3:Sheet1.A11 Sheet1.Z1:Sheet1.Z1 Sheet1.Z3:Sheet1.Z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11in" svg:height="3.65in" svg:x="7.5709in" svg:y="3.085in">
            <draw:object draw:notify-on-update-of-ranges="Sheet1.A3:Sheet1.A11 Sheet1.A3:Sheet1.A11 Sheet1.B1:Sheet1.B1 Sheet1.D3:Sheet1.D11 Sheet1.A3:Sheet1.A11 Sheet1.F1:Sheet1.F1 Sheet1.H3:Sheet1.H11 Sheet1.A3:Sheet1.A11 Sheet1.J1:Sheet1.J1 Sheet1.L3:Sheet1.L11 Sheet1.A3:Sheet1.A11 Sheet1.N1:Sheet1.N1 Sheet1.P3:Sheet1.P11 Sheet1.A3:Sheet1.A11 Sheet1.R1:Sheet1.R1 Sheet1.T3:Sheet1.T11 Sheet1.A3:Sheet1.A11 Sheet1.V1:Sheet1.V1 Sheet1.X3:Sheet1.X11 Sheet1.A3:Sheet1.A11 Sheet1.Z1:Sheet1.Z1 Sheet1.AB3:Sheet1.AB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011in" svg:height="3.6496in" svg:x="0.8449in" svg:y="7.0276in">
            <draw:object draw:notify-on-update-of-ranges="Sheet1.V30:Sheet1.V38 Sheet1.P26:Sheet1.P32 Sheet1.N13:Sheet1.N13 Sheet1.O13:Sheet1.U13 Sheet1.P26:Sheet1.P32 Sheet1.N14:Sheet1.N14 Sheet1.O14:Sheet1.U14 Sheet1.P26:Sheet1.P32 Sheet1.N15:Sheet1.N15 Sheet1.O15:Sheet1.U15 Sheet1.P26:Sheet1.P32 Sheet1.N16:Sheet1.N16 Sheet1.O16:Sheet1.U16 Sheet1.P26:Sheet1.P32 Sheet1.N17:Sheet1.N17 Sheet1.O17:Sheet1.U17 Sheet1.P26:Sheet1.P32 Sheet1.N18:Sheet1.N18 Sheet1.O18:Sheet1.U18 Sheet1.P26:Sheet1.P32 Sheet1.N19:Sheet1.N19 Sheet1.O19:Sheet1.U19 Sheet1.P26:Sheet1.P32 Sheet1.N20:Sheet1.N20 Sheet1.O20:Sheet1.U20 Sheet1.P26:Sheet1.P32 Sheet1.N21:Sheet1.N21 Sheet1.O21:Sheet1.U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0114in" svg:height="3.6496in" svg:x="7.6898in" svg:y="7.1114in">
            <draw:object draw:notify-on-update-of-ranges="Sheet1.A3:Sheet1.A11 Sheet1.P26:Sheet1.P32 Sheet1.W13:Sheet1.W13 Sheet1.X13:Sheet1.AD13 Sheet1.P26:Sheet1.P32 Sheet1.W14:Sheet1.W14 Sheet1.X14:Sheet1.AD14 Sheet1.P26:Sheet1.P32 Sheet1.W15:Sheet1.W15 Sheet1.X15:Sheet1.AD15 Sheet1.P26:Sheet1.P32 Sheet1.W16:Sheet1.W16 Sheet1.X16:Sheet1.AD16 Sheet1.P26:Sheet1.P32 Sheet1.W17:Sheet1.W17 Sheet1.X17:Sheet1.AD17 Sheet1.P26:Sheet1.P32 Sheet1.W18:Sheet1.W18 Sheet1.X18:Sheet1.AD18 Sheet1.P26:Sheet1.P32 Sheet1.W19:Sheet1.W19 Sheet1.X19:Sheet1.AD19 Sheet1.P26:Sheet1.P32 Sheet1.W20:Sheet1.W20 Sheet1.X20:Sheet1.AD20 Sheet1.P26:Sheet1.P32 Sheet1.W21:Sheet1.W21 Sheet1.X21:Sheet1.AD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4" table:default-cell-style-name="ce10"/>
        <table:table-column table:style-name="co4" table:default-cell-style-name="Default"/>
        <table:table-column table:style-name="co4" table:default-cell-style-name="ce10"/>
        <table:table-column table:style-name="co4" table:number-columns-repeated="3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TL(colonne) / Size of network (ligne)</text:p>
          </table:table-cell>
          <table:table-cell table:style-name="ce2" office:value-type="string" calcext:value-type="string">
            <text:p>10 nodes</text:p>
          </table:table-cell>
          <table:table-cell table:style-name="ce2" office:value-type="string" calcext:value-type="string">
            <text:p>2 writers</text:p>
          </table:table-cell>
          <table:table-cell table:style-name="ce2" table:number-columns-repeated="2"/>
          <table:table-cell table:style-name="ce5" office:value-type="string" calcext:value-type="string">
            <text:p>25 nodes</text:p>
          </table:table-cell>
          <table:table-cell table:style-name="ce5" table:number-columns-repeated="3"/>
          <table:table-cell table:style-name="ce2" office:value-type="string" calcext:value-type="string">
            <text:p>50 nodes</text:p>
          </table:table-cell>
          <table:table-cell table:style-name="ce2" table:number-columns-repeated="3"/>
          <table:table-cell table:style-name="ce7" office:value-type="string" calcext:value-type="string">
            <text:p>100 nodes</text:p>
          </table:table-cell>
          <table:table-cell table:style-name="ce7" table:number-columns-repeated="3"/>
          <table:table-cell table:style-name="ce9" office:value-type="string" calcext:value-type="string">
            <text:p>150 nodes</text:p>
          </table:table-cell>
          <table:table-cell table:style-name="ce9" table:number-columns-repeated="3"/>
          <table:table-cell table:style-name="ce5" office:value-type="string" calcext:value-type="string">
            <text:p>200 nodes</text:p>
          </table:table-cell>
          <table:table-cell table:style-name="ce5" table:number-columns-repeated="3"/>
          <table:table-cell table:style-name="ce9" office:value-type="string" calcext:value-type="string">
            <text:p>250 nodes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Average News Coverage (10 nodes)</text:p>
          </table:table-cell>
          <table:table-cell table:style-name="ce2" office:value-type="string" calcext:value-type="string">
            <text:p>Node Knowledge (%)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b of news</text:p>
          </table:table-cell>
          <table:table-cell table:style-name="ce5" office:value-type="string" calcext:value-type="string">
            <text:p>Average News Coverage (25 nodes)</text:p>
          </table:table-cell>
          <table:table-cell table:style-name="ce5" office:value-type="string" calcext:value-type="string">
            <text:p>Node Knowledge</text:p>
          </table:table-cell>
          <table:table-cell table:style-name="ce5" office:value-type="string" calcext:value-type="string">
            <text:p>Traffic</text:p>
          </table:table-cell>
          <table:table-cell table:style-name="ce5" office:value-type="string" calcext:value-type="string">
            <text:p>Nb of news</text:p>
          </table:table-cell>
          <table:table-cell table:style-name="ce2" office:value-type="string" calcext:value-type="string">
            <text:p>Average News Coverage (50 nodes)</text:p>
          </table:table-cell>
          <table:table-cell table:style-name="ce2" office:value-type="string" calcext:value-type="string">
            <text:p>Node Knowledge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b of news</text:p>
          </table:table-cell>
          <table:table-cell table:style-name="ce7" office:value-type="string" calcext:value-type="string">
            <text:p>Average News Coverage (100 nodes)</text:p>
          </table:table-cell>
          <table:table-cell table:style-name="ce7" office:value-type="string" calcext:value-type="string">
            <text:p>Node Knowledge</text:p>
          </table:table-cell>
          <table:table-cell table:style-name="ce7" office:value-type="string" calcext:value-type="string">
            <text:p>Traffic</text:p>
          </table:table-cell>
          <table:table-cell table:style-name="ce7" office:value-type="string" calcext:value-type="string">
            <text:p>Nb of news</text:p>
          </table:table-cell>
          <table:table-cell table:style-name="ce9" office:value-type="string" calcext:value-type="string">
            <text:p>Average News Coverage (150 nodes)</text:p>
          </table:table-cell>
          <table:table-cell table:style-name="ce9" office:value-type="string" calcext:value-type="string">
            <text:p>Node Knowledge</text:p>
          </table:table-cell>
          <table:table-cell table:style-name="ce9" office:value-type="string" calcext:value-type="string">
            <text:p>Traffic</text:p>
          </table:table-cell>
          <table:table-cell table:style-name="ce9" office:value-type="string" calcext:value-type="string">
            <text:p>Nb of news</text:p>
          </table:table-cell>
          <table:table-cell table:style-name="ce5" office:value-type="string" calcext:value-type="string">
            <text:p>Average News Coverage (200 nodes)</text:p>
          </table:table-cell>
          <table:table-cell table:style-name="ce5" office:value-type="string" calcext:value-type="string">
            <text:p>Node Knowledge</text:p>
          </table:table-cell>
          <table:table-cell table:style-name="ce5" office:value-type="string" calcext:value-type="string">
            <text:p>Traffic</text:p>
          </table:table-cell>
          <table:table-cell table:style-name="ce5" office:value-type="string" calcext:value-type="string">
            <text:p>Nb of news</text:p>
          </table:table-cell>
          <table:table-cell table:style-name="ce9" office:value-type="string" calcext:value-type="string">
            <text:p>Average News Coverage (250 nodes)</text:p>
          </table:table-cell>
          <table:table-cell table:style-name="ce9" office:value-type="string" calcext:value-type="string">
            <text:p>Node Knowledge</text:p>
          </table:table-cell>
          <table:table-cell table:style-name="ce9" office:value-type="string" calcext:value-type="string">
            <text:p>Traffic</text:p>
          </table:table-cell>
          <table:table-cell table:style-name="ce9" office:value-type="string" calcext:value-type="string">
            <text:p>Nb of new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2610" calcext:value-type="float">
            <text:p>261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6" office:value-type="float" office:value="97.6986301369863" calcext:value-type="float">
            <text:p>97.698630137</text:p>
          </table:table-cell>
          <table:table-cell table:style-name="ce6" office:value-type="float" office:value="8030" calcext:value-type="float">
            <text:p>8030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2" table:style-name="ce3" office:value-type="float" office:value="86.3731343283582" calcext:value-type="float">
            <text:p>86.3731343284</text:p>
          </table:table-cell>
          <table:table-cell table:style-name="ce3" office:value-type="float" office:value="14740" calcext:value-type="float">
            <text:p>14740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8" office:value-type="float" office:value="62.7191011235955" calcext:value-type="float">
            <text:p>62.7191011236</text:p>
          </table:table-cell>
          <table:table-cell table:style-name="ce8" office:value-type="float" office:value="29370" calcext:value-type="float">
            <text:p>29370</text:p>
          </table:table-cell>
          <table:table-cell table:style-name="ce8" office:value-type="float" office:value="267" calcext:value-type="float">
            <text:p>267</text:p>
          </table:table-cell>
          <table:table-cell table:style-name="ce10" office:value-type="float" office:value="47.9139784946236" calcext:value-type="float">
            <text:p>47.9139784946</text:p>
          </table:table-cell>
          <table:table-cell office:value-type="float" office:value="47.9139784946236" calcext:value-type="float">
            <text:p>47.9139784946</text:p>
          </table:table-cell>
          <table:table-cell table:style-name="ce10" office:value-type="float" office:value="47740" calcext:value-type="float">
            <text:p>47740</text:p>
          </table:table-cell>
          <table:table-cell office:value-type="float" office:value="434" calcext:value-type="float">
            <text:p>434</text:p>
          </table:table-cell>
          <table:table-cell table:number-columns-repeated="2" table:style-name="ce6" office:value-type="float" office:value="38.8614318706697" calcext:value-type="float">
            <text:p>38.8614318707</text:p>
          </table:table-cell>
          <table:table-cell table:style-name="ce6" office:value-type="float" office:value="47530" calcext:value-type="float">
            <text:p>47530</text:p>
          </table:table-cell>
          <table:table-cell office:value-type="float" office:value="433" calcext:value-type="float">
            <text:p>433</text:p>
          </table:table-cell>
          <table:table-cell table:style-name="ce10" office:value-type="float" office:value="32.5472268907562" calcext:value-type="float">
            <text:p>32.5472268908</text:p>
          </table:table-cell>
          <table:table-cell table:style-name="ce10" office:value-type="float" office:value="32.5472268907563" calcext:value-type="float">
            <text:p>32.5472268908</text:p>
          </table:table-cell>
          <table:table-cell office:value-type="float" office:value="65450" calcext:value-type="float">
            <text:p>65450</text:p>
          </table:table-cell>
          <table:table-cell table:style-name="ce10" office:value-type="float" office:value="595" calcext:value-type="float">
            <text:p>59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440" calcext:value-type="float">
            <text:p>144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2" table:style-name="ce4" office:value-type="float" office:value="99.6778523489933" calcext:value-type="float">
            <text:p>99.677852349</text:p>
          </table:table-cell>
          <table:table-cell table:style-name="ce4" office:value-type="float" office:value="74260" calcext:value-type="float">
            <text:p>74260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 table:style-name="ce8" office:value-type="float" office:value="99.1484098939929" calcext:value-type="float">
            <text:p>99.148409894</text:p>
          </table:table-cell>
          <table:table-cell table:style-name="ce8" office:value-type="float" office:value="280580" calcext:value-type="float">
            <text:p>280580</text:p>
          </table:table-cell>
          <table:table-cell table:style-name="ce8" office:value-type="float" office:value="283" calcext:value-type="float">
            <text:p>283</text:p>
          </table:table-cell>
          <table:table-cell table:style-name="ce10" office:value-type="float" office:value="98.0731070496085" calcext:value-type="float">
            <text:p>98.0731070496</text:p>
          </table:table-cell>
          <table:table-cell office:value-type="float" office:value="98.0731070496085" calcext:value-type="float">
            <text:p>98.0731070496</text:p>
          </table:table-cell>
          <table:table-cell table:style-name="ce10" office:value-type="float" office:value="563400" calcext:value-type="float">
            <text:p>563400</text:p>
          </table:table-cell>
          <table:table-cell office:value-type="float" office:value="383" calcext:value-type="float">
            <text:p>383</text:p>
          </table:table-cell>
          <table:table-cell table:number-columns-repeated="2" table:style-name="ce6" office:value-type="float" office:value="98.8759842519685" calcext:value-type="float">
            <text:p>98.875984252</text:p>
          </table:table-cell>
          <table:table-cell table:style-name="ce6" office:value-type="float" office:value="1004300" calcext:value-type="float">
            <text:p>1004300</text:p>
          </table:table-cell>
          <table:table-cell office:value-type="float" office:value="508" calcext:value-type="float">
            <text:p>508</text:p>
          </table:table-cell>
          <table:table-cell table:style-name="ce10" office:value-type="float" office:value="97.0020202020201" calcext:value-type="float">
            <text:p>97.002020202</text:p>
          </table:table-cell>
          <table:table-cell table:style-name="ce10" office:value-type="float" office:value="97.0020202020202" calcext:value-type="float">
            <text:p>97.002020202</text:p>
          </table:table-cell>
          <table:table-cell office:value-type="float" office:value="1440250" calcext:value-type="float">
            <text:p>1440250</text:p>
          </table:table-cell>
          <table:table-cell table:style-name="ce10" office:value-type="float" office:value="594" calcext:value-type="float">
            <text:p>594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2070" calcext:value-type="float">
            <text:p>207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4750" calcext:value-type="float">
            <text:p>14750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2" table:style-name="ce3" office:value-type="float" office:value="99.6827586206897" calcext:value-type="float">
            <text:p>99.6827586207</text:p>
          </table:table-cell>
          <table:table-cell table:style-name="ce3" office:value-type="float" office:value="72270" calcext:value-type="float">
            <text:p>72270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8" office:value-type="float" office:value="99.1792114695341" calcext:value-type="float">
            <text:p>99.1792114695</text:p>
          </table:table-cell>
          <table:table-cell table:style-name="ce8" office:value-type="float" office:value="276710" calcext:value-type="float">
            <text:p>276710</text:p>
          </table:table-cell>
          <table:table-cell table:style-name="ce8" office:value-type="float" office:value="279" calcext:value-type="float">
            <text:p>279</text:p>
          </table:table-cell>
          <table:table-cell table:style-name="ce10" office:value-type="float" office:value="98.0602739726028" calcext:value-type="float">
            <text:p>98.0602739726</text:p>
          </table:table-cell>
          <table:table-cell office:value-type="float" office:value="98.0602739726028" calcext:value-type="float">
            <text:p>98.0602739726</text:p>
          </table:table-cell>
          <table:table-cell table:style-name="ce10" office:value-type="float" office:value="536880" calcext:value-type="float">
            <text:p>536880</text:p>
          </table:table-cell>
          <table:table-cell office:value-type="float" office:value="365" calcext:value-type="float">
            <text:p>365</text:p>
          </table:table-cell>
          <table:table-cell table:number-columns-repeated="2" table:style-name="ce6" office:value-type="float" office:value="98.8880266075388" calcext:value-type="float">
            <text:p>98.8880266075</text:p>
          </table:table-cell>
          <table:table-cell table:style-name="ce6" office:value-type="float" office:value="891970" calcext:value-type="float">
            <text:p>891970</text:p>
          </table:table-cell>
          <table:table-cell office:value-type="float" office:value="451" calcext:value-type="float">
            <text:p>451</text:p>
          </table:table-cell>
          <table:table-cell table:style-name="ce10" office:value-type="float" office:value="96.9889447236178" calcext:value-type="float">
            <text:p>96.9889447236</text:p>
          </table:table-cell>
          <table:table-cell table:style-name="ce10" office:value-type="float" office:value="96.9889447236181" calcext:value-type="float">
            <text:p>96.9889447236</text:p>
          </table:table-cell>
          <table:table-cell office:value-type="float" office:value="1447560" calcext:value-type="float">
            <text:p>1447560</text:p>
          </table:table-cell>
          <table:table-cell table:style-name="ce10"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980" calcext:value-type="float">
            <text:p>198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3" office:value-type="float" office:value="99.6589147286822" calcext:value-type="float">
            <text:p>99.6589147287</text:p>
          </table:table-cell>
          <table:table-cell table:style-name="ce3" office:value-type="float" office:value="64280" calcext:value-type="float">
            <text:p>64280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2" table:style-name="ce8" office:value-type="float" office:value="99.218487394958" calcext:value-type="float">
            <text:p>99.218487395</text:p>
          </table:table-cell>
          <table:table-cell table:style-name="ce8" office:value-type="float" office:value="236140" calcext:value-type="float">
            <text:p>236140</text:p>
          </table:table-cell>
          <table:table-cell table:style-name="ce8" office:value-type="float" office:value="238" calcext:value-type="float">
            <text:p>238</text:p>
          </table:table-cell>
          <table:table-cell table:style-name="ce10" office:value-type="float" office:value="98.0374898125511" calcext:value-type="float">
            <text:p>98.0374898126</text:p>
          </table:table-cell>
          <table:table-cell office:value-type="float" office:value="98.0374898125509" calcext:value-type="float">
            <text:p>98.0374898126</text:p>
          </table:table-cell>
          <table:table-cell table:style-name="ce10" office:value-type="float" office:value="601460" calcext:value-type="float">
            <text:p>601460</text:p>
          </table:table-cell>
          <table:table-cell office:value-type="float" office:value="409" calcext:value-type="float">
            <text:p>409</text:p>
          </table:table-cell>
          <table:table-cell table:number-columns-repeated="2" table:style-name="ce6" office:value-type="float" office:value="98.9047169811321" calcext:value-type="float">
            <text:p>98.9047169811</text:p>
          </table:table-cell>
          <table:table-cell table:style-name="ce6" office:value-type="float" office:value="1048390" calcext:value-type="float">
            <text:p>1048390</text:p>
          </table:table-cell>
          <table:table-cell office:value-type="float" office:value="530" calcext:value-type="float">
            <text:p>530</text:p>
          </table:table-cell>
          <table:table-cell table:number-columns-repeated="2" table:style-name="ce10" office:value-type="float" office:value="97.0133779264214" calcext:value-type="float">
            <text:p>97.0133779264</text:p>
          </table:table-cell>
          <table:table-cell office:value-type="float" office:value="1450350" calcext:value-type="float">
            <text:p>1450350</text:p>
          </table:table-cell>
          <table:table-cell table:style-name="ce10" office:value-type="float" office:value="598" calcext:value-type="float">
            <text:p>59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4680" calcext:value-type="float">
            <text:p>468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250" calcext:value-type="float">
            <text:p>1625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3" office:value-type="float" office:value="99.6981132075472" calcext:value-type="float">
            <text:p>99.6981132075</text:p>
          </table:table-cell>
          <table:table-cell table:style-name="ce3" office:value-type="float" office:value="79260" calcext:value-type="float">
            <text:p>79260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8" office:value-type="float" office:value="99.0985401459854" calcext:value-type="float">
            <text:p>99.098540146</text:p>
          </table:table-cell>
          <table:table-cell table:style-name="ce8" office:value-type="float" office:value="271530" calcext:value-type="float">
            <text:p>271530</text:p>
          </table:table-cell>
          <table:table-cell table:style-name="ce8" office:value-type="float" office:value="274" calcext:value-type="float">
            <text:p>274</text:p>
          </table:table-cell>
          <table:table-cell table:style-name="ce10" office:value-type="float" office:value="98.0734299516909" calcext:value-type="float">
            <text:p>98.0734299517</text:p>
          </table:table-cell>
          <table:table-cell office:value-type="float" office:value="98.0734299516908" calcext:value-type="float">
            <text:p>98.0734299517</text:p>
          </table:table-cell>
          <table:table-cell table:style-name="ce10" office:value-type="float" office:value="507530" calcext:value-type="float">
            <text:p>507530</text:p>
          </table:table-cell>
          <table:table-cell office:value-type="float" office:value="345" calcext:value-type="float">
            <text:p>345</text:p>
          </table:table-cell>
          <table:table-cell table:number-columns-repeated="2" table:style-name="ce6" office:value-type="float" office:value="98.8918629550321" calcext:value-type="float">
            <text:p>98.891862955</text:p>
          </table:table-cell>
          <table:table-cell table:style-name="ce6" office:value-type="float" office:value="923650" calcext:value-type="float">
            <text:p>923650</text:p>
          </table:table-cell>
          <table:table-cell office:value-type="float" office:value="467" calcext:value-type="float">
            <text:p>467</text:p>
          </table:table-cell>
          <table:table-cell table:number-columns-repeated="2" table:style-name="ce10" office:value-type="float" office:value="96.9990950226244" calcext:value-type="float">
            <text:p>96.9990950226</text:p>
          </table:table-cell>
          <table:table-cell office:value-type="float" office:value="1607760" calcext:value-type="float">
            <text:p>1607760</text:p>
          </table:table-cell>
          <table:table-cell table:style-name="ce10"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620" calcext:value-type="float">
            <text:p>16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4500" calcext:value-type="float">
            <text:p>14500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3" office:value-type="float" office:value="99.6849315068493" calcext:value-type="float">
            <text:p>99.6849315068</text:p>
          </table:table-cell>
          <table:table-cell table:style-name="ce3" office:value-type="float" office:value="72770" calcext:value-type="float">
            <text:p>72770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8" office:value-type="float" office:value="99.1903114186851" calcext:value-type="float">
            <text:p>99.1903114187</text:p>
          </table:table-cell>
          <table:table-cell table:style-name="ce8" office:value-type="float" office:value="286660" calcext:value-type="float">
            <text:p>286660</text:p>
          </table:table-cell>
          <table:table-cell table:style-name="ce8" office:value-type="float" office:value="289" calcext:value-type="float">
            <text:p>289</text:p>
          </table:table-cell>
          <table:table-cell table:style-name="ce10" office:value-type="float" office:value="98.063247863248" calcext:value-type="float">
            <text:p>98.0632478632</text:p>
          </table:table-cell>
          <table:table-cell office:value-type="float" office:value="98.0632478632479" calcext:value-type="float">
            <text:p>98.0632478632</text:p>
          </table:table-cell>
          <table:table-cell table:style-name="ce10" office:value-type="float" office:value="573670" calcext:value-type="float">
            <text:p>573670</text:p>
          </table:table-cell>
          <table:table-cell office:value-type="float" office:value="390" calcext:value-type="float">
            <text:p>390</text:p>
          </table:table-cell>
          <table:table-cell table:number-columns-repeated="2" table:style-name="ce6" office:value-type="float" office:value="98.8922222222222" calcext:value-type="float">
            <text:p>98.8922222222</text:p>
          </table:table-cell>
          <table:table-cell table:style-name="ce6" office:value-type="float" office:value="890030" calcext:value-type="float">
            <text:p>890030</text:p>
          </table:table-cell>
          <table:table-cell office:value-type="float" office:value="450" calcext:value-type="float">
            <text:p>450</text:p>
          </table:table-cell>
          <table:table-cell table:number-columns-repeated="2" table:style-name="ce10" office:value-type="float" office:value="96.9964912280702" calcext:value-type="float">
            <text:p>96.9964912281</text:p>
          </table:table-cell>
          <table:table-cell office:value-type="float" office:value="1520420" calcext:value-type="float">
            <text:p>1520420</text:p>
          </table:table-cell>
          <table:table-cell table:style-name="ce10" office:value-type="float" office:value="627" calcext:value-type="float">
            <text:p>627</text:p>
          </table:table-cell>
          <table:table-cell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3" office:value-type="float" office:value="99.6737588652482" calcext:value-type="float">
            <text:p>99.6737588652</text:p>
          </table:table-cell>
          <table:table-cell table:style-name="ce3" office:value-type="float" office:value="70270" calcext:value-type="float">
            <text:p>70270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8" office:value-type="float" office:value="99.1693548387097" calcext:value-type="float">
            <text:p>99.1693548387</text:p>
          </table:table-cell>
          <table:table-cell table:style-name="ce8" office:value-type="float" office:value="245940" calcext:value-type="float">
            <text:p>245940</text:p>
          </table:table-cell>
          <table:table-cell table:style-name="ce8" office:value-type="float" office:value="248" calcext:value-type="float">
            <text:p>248</text:p>
          </table:table-cell>
          <table:table-cell table:style-name="ce10" office:value-type="float" office:value="98.0179299103505" calcext:value-type="float">
            <text:p>98.0179299104</text:p>
          </table:table-cell>
          <table:table-cell office:value-type="float" office:value="98.0179299103505" calcext:value-type="float">
            <text:p>98.0179299104</text:p>
          </table:table-cell>
          <table:table-cell table:style-name="ce10" office:value-type="float" office:value="601340" calcext:value-type="float">
            <text:p>601340</text:p>
          </table:table-cell>
          <table:table-cell office:value-type="float" office:value="409" calcext:value-type="float">
            <text:p>409</text:p>
          </table:table-cell>
          <table:table-cell table:number-columns-repeated="2" table:style-name="ce6" office:value-type="float" office:value="98.8816568047337" calcext:value-type="float">
            <text:p>98.8816568047</text:p>
          </table:table-cell>
          <table:table-cell table:style-name="ce6" office:value-type="float" office:value="1002660" calcext:value-type="float">
            <text:p>1002660</text:p>
          </table:table-cell>
          <table:table-cell office:value-type="float" office:value="507" calcext:value-type="float">
            <text:p>507</text:p>
          </table:table-cell>
          <table:table-cell table:number-columns-repeated="2" table:style-name="ce10" office:value-type="float" office:value="96.9865209471767" calcext:value-type="float">
            <text:p>96.9865209472</text:p>
          </table:table-cell>
          <table:table-cell office:value-type="float" office:value="1331140" calcext:value-type="float">
            <text:p>1331140</text:p>
          </table:table-cell>
          <table:table-cell table:style-name="ce10" office:value-type="float" office:value="549" calcext:value-type="float">
            <text:p>549</text:p>
          </table:table-cell>
          <table:table-cell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530" calcext:value-type="float">
            <text:p>153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8750" calcext:value-type="float">
            <text:p>1875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table:style-name="ce3" office:value-type="float" office:value="99.6666666666667" calcext:value-type="float">
            <text:p>99.6666666667</text:p>
          </table:table-cell>
          <table:table-cell table:style-name="ce3" office:value-type="float" office:value="68770" calcext:value-type="float">
            <text:p>68770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2" table:style-name="ce8" office:value-type="float" office:value="99.1320754716981" calcext:value-type="float">
            <text:p>99.1320754717</text:p>
          </table:table-cell>
          <table:table-cell table:style-name="ce8" office:value-type="float" office:value="262700" calcext:value-type="float">
            <text:p>262700</text:p>
          </table:table-cell>
          <table:table-cell table:style-name="ce8" office:value-type="float" office:value="265" calcext:value-type="float">
            <text:p>265</text:p>
          </table:table-cell>
          <table:table-cell table:style-name="ce10" office:value-type="float" office:value="98.0901287553647" calcext:value-type="float">
            <text:p>98.0901287554</text:p>
          </table:table-cell>
          <table:table-cell office:value-type="float" office:value="98.0901287553648" calcext:value-type="float">
            <text:p>98.0901287554</text:p>
          </table:table-cell>
          <table:table-cell table:style-name="ce10" office:value-type="float" office:value="685650" calcext:value-type="float">
            <text:p>685650</text:p>
          </table:table-cell>
          <table:table-cell office:value-type="float" office:value="466" calcext:value-type="float">
            <text:p>466</text:p>
          </table:table-cell>
          <table:table-cell table:number-columns-repeated="2" table:style-name="ce6" office:value-type="float" office:value="98.883877159309" calcext:value-type="float">
            <text:p>98.8838771593</text:p>
          </table:table-cell>
          <table:table-cell table:style-name="ce6" office:value-type="float" office:value="1030370" calcext:value-type="float">
            <text:p>1030370</text:p>
          </table:table-cell>
          <table:table-cell office:value-type="float" office:value="521" calcext:value-type="float">
            <text:p>521</text:p>
          </table:table-cell>
          <table:table-cell table:number-columns-repeated="2" table:style-name="ce10" office:value-type="float" office:value="96.9863799283154" calcext:value-type="float">
            <text:p>96.9863799283</text:p>
          </table:table-cell>
          <table:table-cell office:value-type="float" office:value="1352960" calcext:value-type="float">
            <text:p>1352960</text:p>
          </table:table-cell>
          <table:table-cell table:style-name="ce10" office:value-type="float" office:value="558" calcext:value-type="float">
            <text:p>558</text:p>
          </table:table-cell>
          <table:table-cell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7250" calcext:value-type="float">
            <text:p>1725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3" office:value-type="float" office:value="99.6747967479675" calcext:value-type="float">
            <text:p>99.674796748</text:p>
          </table:table-cell>
          <table:table-cell table:style-name="ce3" office:value-type="float" office:value="61300" calcext:value-type="float">
            <text:p>61300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8" office:value-type="float" office:value="99.1630901287554" calcext:value-type="float">
            <text:p>99.1630901288</text:p>
          </table:table-cell>
          <table:table-cell table:style-name="ce8" office:value-type="float" office:value="231050" calcext:value-type="float">
            <text:p>231050</text:p>
          </table:table-cell>
          <table:table-cell table:style-name="ce8" office:value-type="float" office:value="233" calcext:value-type="float">
            <text:p>233</text:p>
          </table:table-cell>
          <table:table-cell table:style-name="ce10" office:value-type="float" office:value="98.0310457516341" calcext:value-type="float">
            <text:p>98.0310457516</text:p>
          </table:table-cell>
          <table:table-cell office:value-type="float" office:value="98.031045751634" calcext:value-type="float">
            <text:p>98.0310457516</text:p>
          </table:table-cell>
          <table:table-cell table:style-name="ce10" office:value-type="float" office:value="599950" calcext:value-type="float">
            <text:p>599950</text:p>
          </table:table-cell>
          <table:table-cell office:value-type="float" office:value="408" calcext:value-type="float">
            <text:p>408</text:p>
          </table:table-cell>
          <table:table-cell table:number-columns-repeated="2" table:style-name="ce6" office:value-type="float" office:value="98.8994252873563" calcext:value-type="float">
            <text:p>98.8994252874</text:p>
          </table:table-cell>
          <table:table-cell table:style-name="ce6" office:value-type="float" office:value="1032510" calcext:value-type="float">
            <text:p>1032510</text:p>
          </table:table-cell>
          <table:table-cell office:value-type="float" office:value="522" calcext:value-type="float">
            <text:p>522</text:p>
          </table:table-cell>
          <table:table-cell table:style-name="ce10" office:value-type="float" office:value="96.9671848013816" calcext:value-type="float">
            <text:p>96.9671848014</text:p>
          </table:table-cell>
          <table:table-cell table:style-name="ce10" office:value-type="float" office:value="96.9671848013817" calcext:value-type="float">
            <text:p>96.9671848014</text:p>
          </table:table-cell>
          <table:table-cell office:value-type="float" office:value="1403600" calcext:value-type="float">
            <text:p>1403600</text:p>
          </table:table-cell>
          <table:table-cell table:style-name="ce10" office:value-type="float" office:value="579" calcext:value-type="float">
            <text:p>579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Average News Coverage</text:p>
          </table:table-cell>
          <table:table-cell table:number-columns-repeated="3"/>
          <table:table-cell table:style-name="Default"/>
          <table:table-cell office:value-type="string" calcext:value-type="string">
            <text:p>200 nodes</text:p>
          </table:table-cell>
          <table:table-cell table:style-name="Default" office:value-type="string" calcext:value-type="string">
            <text:p>250 nodes</text:p>
          </table:table-cell>
          <table:table-cell table:number-columns-repeated="2"/>
          <table:table-cell office:value-type="string" calcext:value-type="string">
            <text:p>Traffic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250 nod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97.6986301369863" calcext:value-type="float">
            <text:p>97.698630137</text:p>
          </table:table-cell>
          <table:table-cell table:style-name="ce3" office:value-type="float" office:value="86.3731343283582" calcext:value-type="float">
            <text:p>86.3731343284</text:p>
          </table:table-cell>
          <table:table-cell table:style-name="ce8" office:value-type="float" office:value="62.7191011235955" calcext:value-type="float">
            <text:p>62.7191011236</text:p>
          </table:table-cell>
          <table:table-cell office:value-type="float" office:value="47.9139784946236" calcext:value-type="float">
            <text:p>47.9139784946</text:p>
          </table:table-cell>
          <table:table-cell table:style-name="ce6" office:value-type="float" office:value="38.8614318706697" calcext:value-type="float">
            <text:p>38.8614318707</text:p>
          </table:table-cell>
          <table:table-cell office:value-type="float" office:value="32.5472268907562" calcext:value-type="float">
            <text:p>32.5472268908</text:p>
          </table:table-cell>
          <table:table-cell/>
          <table:table-cell office:value-type="string" calcext:value-type="string">
            <text:p>TTL = 1</text:p>
          </table:table-cell>
          <table:table-cell table:style-name="ce3" office:value-type="float" office:value="2610" calcext:value-type="float">
            <text:p>2610</text:p>
          </table:table-cell>
          <table:table-cell office:value-type="float" office:value="8030" calcext:value-type="float">
            <text:p>8030</text:p>
          </table:table-cell>
          <table:table-cell table:style-name="ce3" office:value-type="float" office:value="14740" calcext:value-type="float">
            <text:p>14740</text:p>
          </table:table-cell>
          <table:table-cell table:style-name="ce8" office:value-type="float" office:value="29370" calcext:value-type="float">
            <text:p>29370</text:p>
          </table:table-cell>
          <table:table-cell office:value-type="float" office:value="47740" calcext:value-type="float">
            <text:p>47740</text:p>
          </table:table-cell>
          <table:table-cell table:style-name="ce6" office:value-type="float" office:value="47530" calcext:value-type="float">
            <text:p>47530</text:p>
          </table:table-cell>
          <table:table-cell table:style-name="ce10" office:value-type="float" office:value="65450" calcext:value-type="float">
            <text:p>6545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5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99.6778523489933" calcext:value-type="float">
            <text:p>99.677852349</text:p>
          </table:table-cell>
          <table:table-cell table:style-name="ce8" office:value-type="float" office:value="99.1484098939929" calcext:value-type="float">
            <text:p>99.148409894</text:p>
          </table:table-cell>
          <table:table-cell office:value-type="float" office:value="98.0731070496085" calcext:value-type="float">
            <text:p>98.0731070496</text:p>
          </table:table-cell>
          <table:table-cell table:style-name="ce6" office:value-type="float" office:value="98.8759842519685" calcext:value-type="float">
            <text:p>98.875984252</text:p>
          </table:table-cell>
          <table:table-cell office:value-type="float" office:value="97.0020202020201" calcext:value-type="float">
            <text:p>97.002020202</text:p>
          </table:table-cell>
          <table:table-cell/>
          <table:table-cell office:value-type="string" calcext:value-type="string">
            <text:p>TTL = 5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22000" calcext:value-type="float">
            <text:p>22000</text:p>
          </table:table-cell>
          <table:table-cell table:style-name="ce4" office:value-type="float" office:value="74260" calcext:value-type="float">
            <text:p>74260</text:p>
          </table:table-cell>
          <table:table-cell table:style-name="ce8" office:value-type="float" office:value="280580" calcext:value-type="float">
            <text:p>280580</text:p>
          </table:table-cell>
          <table:table-cell office:value-type="float" office:value="563400" calcext:value-type="float">
            <text:p>563400</text:p>
          </table:table-cell>
          <table:table-cell table:style-name="ce6" office:value-type="float" office:value="1004300" calcext:value-type="float">
            <text:p>1004300</text:p>
          </table:table-cell>
          <table:table-cell table:style-name="ce10" office:value-type="float" office:value="1440250" calcext:value-type="float">
            <text:p>1440250</text:p>
          </table:table-cell>
        </table:table-row>
        <table:table-row table:style-name="ro1">
          <table:table-cell office:value-type="string" calcext:value-type="string">
            <text:p>25 % total nodes = writers</text:p>
          </table:table-cell>
          <table:table-cell table:number-columns-repeated="12"/>
          <table:table-cell office:value-type="string" calcext:value-type="string">
            <text:p>TTL = 1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827586206897" calcext:value-type="float">
            <text:p>99.6827586207</text:p>
          </table:table-cell>
          <table:table-cell table:style-name="ce8" office:value-type="float" office:value="99.1792114695341" calcext:value-type="float">
            <text:p>99.1792114695</text:p>
          </table:table-cell>
          <table:table-cell office:value-type="float" office:value="98.0602739726028" calcext:value-type="float">
            <text:p>98.0602739726</text:p>
          </table:table-cell>
          <table:table-cell table:style-name="ce6" office:value-type="float" office:value="98.8880266075388" calcext:value-type="float">
            <text:p>98.8880266075</text:p>
          </table:table-cell>
          <table:table-cell office:value-type="float" office:value="96.9889447236178" calcext:value-type="float">
            <text:p>96.9889447236</text:p>
          </table:table-cell>
          <table:table-cell/>
          <table:table-cell office:value-type="string" calcext:value-type="string">
            <text:p>TTL = 10</text:p>
          </table:table-cell>
          <table:table-cell table:style-name="ce4" office:value-type="float" office:value="2070" calcext:value-type="float">
            <text:p>2070</text:p>
          </table:table-cell>
          <table:table-cell office:value-type="float" office:value="14750" calcext:value-type="float">
            <text:p>14750</text:p>
          </table:table-cell>
          <table:table-cell table:style-name="ce3" office:value-type="float" office:value="72270" calcext:value-type="float">
            <text:p>72270</text:p>
          </table:table-cell>
          <table:table-cell table:style-name="ce8" office:value-type="float" office:value="276710" calcext:value-type="float">
            <text:p>276710</text:p>
          </table:table-cell>
          <table:table-cell office:value-type="float" office:value="536880" calcext:value-type="float">
            <text:p>536880</text:p>
          </table:table-cell>
          <table:table-cell table:style-name="ce6" office:value-type="float" office:value="891970" calcext:value-type="float">
            <text:p>891970</text:p>
          </table:table-cell>
          <table:table-cell table:style-name="ce10" office:value-type="float" office:value="1447560" calcext:value-type="float">
            <text:p>1447560</text:p>
          </table:table-cell>
        </table:table-row>
        <table:table-row table:style-name="ro1">
          <table:table-cell office:value-type="string" calcext:value-type="string">
            <text:p>Traffic: all nodes</text:p>
          </table:table-cell>
          <table:table-cell table:number-columns-repeated="12"/>
          <table:table-cell office:value-type="string" calcext:value-type="string">
            <text:p>TTL = 25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589147286822" calcext:value-type="float">
            <text:p>99.6589147287</text:p>
          </table:table-cell>
          <table:table-cell table:style-name="ce8" office:value-type="float" office:value="99.218487394958" calcext:value-type="float">
            <text:p>99.218487395</text:p>
          </table:table-cell>
          <table:table-cell office:value-type="float" office:value="98.0374898125511" calcext:value-type="float">
            <text:p>98.0374898126</text:p>
          </table:table-cell>
          <table:table-cell table:style-name="ce6" office:value-type="float" office:value="98.9047169811321" calcext:value-type="float">
            <text:p>98.9047169811</text:p>
          </table:table-cell>
          <table:table-cell office:value-type="float" office:value="97.0133779264214" calcext:value-type="float">
            <text:p>97.0133779264</text:p>
          </table:table-cell>
          <table:table-cell/>
          <table:table-cell office:value-type="string" calcext:value-type="string">
            <text:p>TTL = 25</text:p>
          </table:table-cell>
          <table:table-cell table:style-name="ce4" office:value-type="float" office:value="1980" calcext:value-type="float">
            <text:p>1980</text:p>
          </table:table-cell>
          <table:table-cell office:value-type="float" office:value="16000" calcext:value-type="float">
            <text:p>16000</text:p>
          </table:table-cell>
          <table:table-cell table:style-name="ce3" office:value-type="float" office:value="64280" calcext:value-type="float">
            <text:p>64280</text:p>
          </table:table-cell>
          <table:table-cell table:style-name="ce8" office:value-type="float" office:value="236140" calcext:value-type="float">
            <text:p>236140</text:p>
          </table:table-cell>
          <table:table-cell office:value-type="float" office:value="601460" calcext:value-type="float">
            <text:p>601460</text:p>
          </table:table-cell>
          <table:table-cell table:style-name="ce6" office:value-type="float" office:value="1048390" calcext:value-type="float">
            <text:p>1048390</text:p>
          </table:table-cell>
          <table:table-cell table:style-name="ce10" office:value-type="float" office:value="1450350" calcext:value-type="float">
            <text:p>145035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50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981132075472" calcext:value-type="float">
            <text:p>99.6981132075</text:p>
          </table:table-cell>
          <table:table-cell table:style-name="ce8" office:value-type="float" office:value="99.0985401459854" calcext:value-type="float">
            <text:p>99.098540146</text:p>
          </table:table-cell>
          <table:table-cell office:value-type="float" office:value="98.0734299516909" calcext:value-type="float">
            <text:p>98.0734299517</text:p>
          </table:table-cell>
          <table:table-cell table:style-name="ce6" office:value-type="float" office:value="98.8918629550321" calcext:value-type="float">
            <text:p>98.891862955</text:p>
          </table:table-cell>
          <table:table-cell office:value-type="float" office:value="96.9990950226244" calcext:value-type="float">
            <text:p>96.9990950226</text:p>
          </table:table-cell>
          <table:table-cell/>
          <table:table-cell office:value-type="string" calcext:value-type="string">
            <text:p>TTL = 50</text:p>
          </table:table-cell>
          <table:table-cell table:style-name="ce3" office:value-type="float" office:value="4680" calcext:value-type="float">
            <text:p>4680</text:p>
          </table:table-cell>
          <table:table-cell office:value-type="float" office:value="16250" calcext:value-type="float">
            <text:p>16250</text:p>
          </table:table-cell>
          <table:table-cell table:style-name="ce3" office:value-type="float" office:value="79260" calcext:value-type="float">
            <text:p>79260</text:p>
          </table:table-cell>
          <table:table-cell table:style-name="ce8" office:value-type="float" office:value="271530" calcext:value-type="float">
            <text:p>271530</text:p>
          </table:table-cell>
          <table:table-cell office:value-type="float" office:value="507530" calcext:value-type="float">
            <text:p>507530</text:p>
          </table:table-cell>
          <table:table-cell table:style-name="ce6" office:value-type="float" office:value="923650" calcext:value-type="float">
            <text:p>923650</text:p>
          </table:table-cell>
          <table:table-cell table:style-name="ce10" office:value-type="float" office:value="1607760" calcext:value-type="float">
            <text:p>160776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100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849315068493" calcext:value-type="float">
            <text:p>99.6849315068</text:p>
          </table:table-cell>
          <table:table-cell table:style-name="ce8" office:value-type="float" office:value="99.1903114186851" calcext:value-type="float">
            <text:p>99.1903114187</text:p>
          </table:table-cell>
          <table:table-cell office:value-type="float" office:value="98.063247863248" calcext:value-type="float">
            <text:p>98.0632478632</text:p>
          </table:table-cell>
          <table:table-cell table:style-name="ce6" office:value-type="float" office:value="98.8922222222222" calcext:value-type="float">
            <text:p>98.8922222222</text:p>
          </table:table-cell>
          <table:table-cell office:value-type="float" office:value="96.9964912280702" calcext:value-type="float">
            <text:p>96.9964912281</text:p>
          </table:table-cell>
          <table:table-cell/>
          <table:table-cell office:value-type="string" calcext:value-type="string">
            <text:p>TTL = 100</text:p>
          </table:table-cell>
          <table:table-cell table:style-name="ce3" office:value-type="float" office:value="1620" calcext:value-type="float">
            <text:p>1620</text:p>
          </table:table-cell>
          <table:table-cell office:value-type="float" office:value="14500" calcext:value-type="float">
            <text:p>14500</text:p>
          </table:table-cell>
          <table:table-cell table:style-name="ce3" office:value-type="float" office:value="72770" calcext:value-type="float">
            <text:p>72770</text:p>
          </table:table-cell>
          <table:table-cell table:style-name="ce8" office:value-type="float" office:value="286660" calcext:value-type="float">
            <text:p>286660</text:p>
          </table:table-cell>
          <table:table-cell office:value-type="float" office:value="573670" calcext:value-type="float">
            <text:p>573670</text:p>
          </table:table-cell>
          <table:table-cell table:style-name="ce6" office:value-type="float" office:value="890030" calcext:value-type="float">
            <text:p>890030</text:p>
          </table:table-cell>
          <table:table-cell table:style-name="ce10" office:value-type="float" office:value="1520420" calcext:value-type="float">
            <text:p>1520420</text:p>
          </table:table-cell>
        </table:table-row>
        <table:table-row table:style-name="ro1">
          <table:table-cell office:value-type="string" calcext:value-type="string">
            <text:p>Max : 250 nodes</text:p>
          </table:table-cell>
          <table:table-cell office:value-type="string" calcext:value-type="string">
            <text:p>tps de création max</text:p>
          </table:table-cell>
          <table:table-cell table:number-columns-repeated="11"/>
          <table:table-cell office:value-type="string" calcext:value-type="string">
            <text:p>TTL = 125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737588652482" calcext:value-type="float">
            <text:p>99.6737588652</text:p>
          </table:table-cell>
          <table:table-cell table:style-name="ce8" office:value-type="float" office:value="99.1693548387097" calcext:value-type="float">
            <text:p>99.1693548387</text:p>
          </table:table-cell>
          <table:table-cell office:value-type="float" office:value="98.0179299103505" calcext:value-type="float">
            <text:p>98.0179299104</text:p>
          </table:table-cell>
          <table:table-cell table:style-name="ce6" office:value-type="float" office:value="98.8816568047337" calcext:value-type="float">
            <text:p>98.8816568047</text:p>
          </table:table-cell>
          <table:table-cell office:value-type="float" office:value="96.9865209471767" calcext:value-type="float">
            <text:p>96.9865209472</text:p>
          </table:table-cell>
          <table:table-cell/>
          <table:table-cell office:value-type="string" calcext:value-type="string">
            <text:p>TTL = 125</text:p>
          </table:table-cell>
          <table:table-cell table:style-name="ce4" office:value-type="float" office:value="1710" calcext:value-type="float">
            <text:p>1710</text:p>
          </table:table-cell>
          <table:table-cell office:value-type="float" office:value="16000" calcext:value-type="float">
            <text:p>16000</text:p>
          </table:table-cell>
          <table:table-cell table:style-name="ce3" office:value-type="float" office:value="70270" calcext:value-type="float">
            <text:p>70270</text:p>
          </table:table-cell>
          <table:table-cell table:style-name="ce8" office:value-type="float" office:value="245940" calcext:value-type="float">
            <text:p>245940</text:p>
          </table:table-cell>
          <table:table-cell office:value-type="float" office:value="601340" calcext:value-type="float">
            <text:p>601340</text:p>
          </table:table-cell>
          <table:table-cell table:style-name="ce6" office:value-type="float" office:value="1002660" calcext:value-type="float">
            <text:p>1002660</text:p>
          </table:table-cell>
          <table:table-cell table:style-name="ce10" office:value-type="float" office:value="1331140" calcext:value-type="float">
            <text:p>133114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15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666666666667" calcext:value-type="float">
            <text:p>99.6666666667</text:p>
          </table:table-cell>
          <table:table-cell table:style-name="ce8" office:value-type="float" office:value="99.1320754716981" calcext:value-type="float">
            <text:p>99.1320754717</text:p>
          </table:table-cell>
          <table:table-cell office:value-type="float" office:value="98.0901287553647" calcext:value-type="float">
            <text:p>98.0901287554</text:p>
          </table:table-cell>
          <table:table-cell table:style-name="ce6" office:value-type="float" office:value="98.883877159309" calcext:value-type="float">
            <text:p>98.8838771593</text:p>
          </table:table-cell>
          <table:table-cell office:value-type="float" office:value="96.9863799283154" calcext:value-type="float">
            <text:p>96.9863799283</text:p>
          </table:table-cell>
          <table:table-cell/>
          <table:table-cell office:value-type="string" calcext:value-type="string">
            <text:p>TTL = 150</text:p>
          </table:table-cell>
          <table:table-cell table:style-name="ce4" office:value-type="float" office:value="1530" calcext:value-type="float">
            <text:p>1530</text:p>
          </table:table-cell>
          <table:table-cell office:value-type="float" office:value="18750" calcext:value-type="float">
            <text:p>18750</text:p>
          </table:table-cell>
          <table:table-cell table:style-name="ce3" office:value-type="float" office:value="68770" calcext:value-type="float">
            <text:p>68770</text:p>
          </table:table-cell>
          <table:table-cell table:style-name="ce8" office:value-type="float" office:value="262700" calcext:value-type="float">
            <text:p>262700</text:p>
          </table:table-cell>
          <table:table-cell office:value-type="float" office:value="685650" calcext:value-type="float">
            <text:p>685650</text:p>
          </table:table-cell>
          <table:table-cell table:style-name="ce6" office:value-type="float" office:value="1030370" calcext:value-type="float">
            <text:p>1030370</text:p>
          </table:table-cell>
          <table:table-cell table:style-name="ce10" office:value-type="float" office:value="1352960" calcext:value-type="float">
            <text:p>1352960</text:p>
          </table:table-cell>
        </table:table-row>
        <table:table-row table:style-name="ro1">
          <table:table-cell office:value-type="string" calcext:value-type="string">
            <text:p>250 – 62 =188 non writers</text:p>
          </table:table-cell>
          <table:table-cell office:value-type="string" calcext:value-type="string">
            <text:p>188*50 = 9400 ms</text:p>
          </table:table-cell>
          <table:table-cell table:number-columns-repeated="2"/>
          <table:table-cell office:value-type="string" calcext:value-type="string">
            <text:p>Non writers tous crées</text:p>
          </table:table-cell>
          <table:table-cell table:number-columns-repeated="8"/>
          <table:table-cell office:value-type="string" calcext:value-type="string">
            <text:p>TTL = 20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747967479675" calcext:value-type="float">
            <text:p>99.674796748</text:p>
          </table:table-cell>
          <table:table-cell table:style-name="ce8" office:value-type="float" office:value="99.1630901287554" calcext:value-type="float">
            <text:p>99.1630901288</text:p>
          </table:table-cell>
          <table:table-cell office:value-type="float" office:value="98.0310457516341" calcext:value-type="float">
            <text:p>98.0310457516</text:p>
          </table:table-cell>
          <table:table-cell table:style-name="ce6" office:value-type="float" office:value="98.8994252873563" calcext:value-type="float">
            <text:p>98.8994252874</text:p>
          </table:table-cell>
          <table:table-cell office:value-type="float" office:value="96.9671848013816" calcext:value-type="float">
            <text:p>96.9671848014</text:p>
          </table:table-cell>
          <table:table-cell/>
          <table:table-cell office:value-type="string" calcext:value-type="string">
            <text:p>TTL = 200</text:p>
          </table:table-cell>
          <table:table-cell table:style-name="ce4" office:value-type="float" office:value="2700" calcext:value-type="float">
            <text:p>2700</text:p>
          </table:table-cell>
          <table:table-cell office:value-type="float" office:value="17250" calcext:value-type="float">
            <text:p>17250</text:p>
          </table:table-cell>
          <table:table-cell table:style-name="ce3" office:value-type="float" office:value="61300" calcext:value-type="float">
            <text:p>61300</text:p>
          </table:table-cell>
          <table:table-cell table:style-name="ce8" office:value-type="float" office:value="231050" calcext:value-type="float">
            <text:p>231050</text:p>
          </table:table-cell>
          <table:table-cell office:value-type="float" office:value="599950" calcext:value-type="float">
            <text:p>599950</text:p>
          </table:table-cell>
          <table:table-cell table:style-name="ce6" office:value-type="float" office:value="1032510" calcext:value-type="float">
            <text:p>1032510</text:p>
          </table:table-cell>
          <table:table-cell table:style-name="ce10" office:value-type="float" office:value="1403600" calcext:value-type="float">
            <text:p>1403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1000 ms</text:p>
          </table:table-cell>
          <table:table-cell office:value-type="string" calcext:value-type="string">
            <text:p>10400 ms</text:p>
          </table:table-cell>
          <table:table-cell office:value-type="string" calcext:value-type="string">
            <text:p>Debut de création des writers</text:p>
          </table:table-cell>
          <table:table-cell table:number-columns-repeated="2"/>
          <table:table-cell office:value-type="string" calcext:value-type="string">
            <text:p>+15000 ms</text:p>
          </table:table-cell>
          <table:table-cell office:value-type="string" calcext:value-type="string">
            <text:p>25400ms</text:p>
          </table:table-cell>
          <table:table-cell office:value-type="string" calcext:value-type="string">
            <text:p>Création première news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62 writers (25%)</text:p>
          </table:table-cell>
          <table:table-cell office:value-type="string" calcext:value-type="string">
            <text:p>3100 ms</text:p>
          </table:table-cell>
          <table:table-cell/>
          <table:table-cell office:value-type="string" calcext:value-type="string">
            <text:p>13500 ms</text:p>
          </table:table-cell>
          <table:table-cell office:value-type="string" calcext:value-type="string">
            <text:p>Tous noeuds crées</text:p>
          </table:table-cell>
          <table:table-cell table:number-columns-repeated="3"/>
          <table:table-cell office:value-type="string" calcext:value-type="string">
            <text:p>Rappel : shuffle period croupier : 2000 ms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roupier view size : 10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45000ms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 news toutes les 1 – 5 secs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5"/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mq: Quand un node reçoit une news qu'il a déjà reçue, il la drop (il ne la broadcast pas à ses neighbours)</text:p>
          </table:table-cell>
          <table:table-cell table:number-columns-repeated="14"/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non, broadcast à neighbours en diminuant le TTL</text:p>
          </table:table-cell>
          <table:table-cell table:number-columns-repeated="14"/>
          <table:table-cell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 reçoit news avec TTL = 0, ne l'envoie pas aux neighbours</text:p>
          </table:table-cell>
          <table:table-cell table:number-columns-repeated="17"/>
          <table:table-cell table:style-name="Default"/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4:43:07.100989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0:26:59.317369220</meta:creation-date>
    <dc:date>2016-05-27T15:09:38.060124180</dc:date>
    <meta:editing-duration>PT3H29M19S</meta:editing-duration>
    <meta:editing-cycles>51</meta:editing-cycles>
    <meta:generator>LibreOffice/4.2.8.2$Linux_X86_64 LibreOffice_project/420m0$Build-2</meta:generator>
    <meta:document-statistic meta:table-count="1" meta:cell-count="4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269cm" svg:height="9.272cm" xlink:href=".." xlink:type="simple" chart:class="chart:scatter" chart:column-mapping="0 1 2 3 4 5 6" chart:style-name="ch1">
        <chart:title svg:x="1.346cm" svg:y="0.321cm" chart:style-name="ch2">
          <text:p>Average News Coverage as a function of TTL and network size</text:p>
        </chart:title>
        <chart:legend chart:legend-position="end" svg:x="12.337cm" svg:y="2.843cm" style:legend-expansion="high" chart:style-name="ch3"/>
        <chart:plot-area chart:style-name="ch4" table:cell-range-address="Sheet1.A3:Sheet1.B11 Sheet1.B1:Sheet1.B1 Sheet1.F1:Sheet1.F1 Sheet1.F3:Sheet1.F11 Sheet1.J1:Sheet1.J1 Sheet1.J3:Sheet1.J11 Sheet1.N1:Sheet1.N1 Sheet1.N3:Sheet1.N11 Sheet1.R1:Sheet1.R1 Sheet1.R3:Sheet1.R11 Sheet1.V1:Sheet1.V1 Sheet1.V3:Sheet1.V11 Sheet1.Z1:Sheet1.Z1 Sheet1.Z3:Sheet1.Z11" chart:data-source-has-labels="both" svg:x="1.316cm" svg:y="1.311cm" svg:width="10.716cm" svg:height="6.795cm">
          <chartooo:coordinate-region svg:x="2.123cm" svg:y="1.511cm" svg:width="9.537cm" svg:height="5.948cm"/>
          <chart:axis chart:dimension="x" chart:name="primary-x" chart:style-name="ch5" chartooo:axis-type="auto">
            <chart:title svg:x="6.339cm" svg:y="8.291cm" chart:style-name="ch6">
              <text:p>TTL</text:p>
            </chart:title>
            <chart:categories table:cell-range-address="Sheet1.A3:Sheet1.A11"/>
          </chart:axis>
          <chart:axis chart:dimension="y" chart:name="primary-y" chart:style-name="ch7">
            <chart:title svg:x="0.451cm" svg:y="6.855cm" chart:style-name="ch8">
              <text:p>Average News Coverage (%)</text:p>
            </chart:title>
            <chart:grid chart:style-name="ch9" chart:class="major"/>
          </chart:axis>
          <chart:series chart:style-name="ch10" chart:values-cell-range-address="Sheet1.B3:Sheet1.B11" chart:label-cell-address="Sheet1.B1:Sheet1.B1" chart:class="chart:scatter">
            <chart:domain table:cell-range-address="Sheet1.A3:Sheet1.A11"/>
            <chart:data-point chart:repeated="9"/>
          </chart:series>
          <chart:series chart:style-name="ch11" chart:values-cell-range-address="Sheet1.F3:Sheet1.F11" chart:label-cell-address="Sheet1.F1:Sheet1.F1" chart:class="chart:scatter">
            <chart:data-point chart:repeated="9"/>
          </chart:series>
          <chart:series chart:style-name="ch12" chart:values-cell-range-address="Sheet1.J3:Sheet1.J11" chart:label-cell-address="Sheet1.J1:Sheet1.J1" chart:class="chart:scatter">
            <chart:data-point chart:repeated="9"/>
          </chart:series>
          <chart:series chart:style-name="ch13" chart:values-cell-range-address="Sheet1.N3:Sheet1.N11" chart:label-cell-address="Sheet1.N1:Sheet1.N1" chart:class="chart:scatter">
            <chart:data-point chart:repeated="9"/>
          </chart:series>
          <chart:series chart:style-name="ch14" chart:values-cell-range-address="Sheet1.R3:Sheet1.R11" chart:label-cell-address="Sheet1.R1:Sheet1.R1" chart:class="chart:scatter">
            <chart:data-point chart:repeated="9"/>
          </chart:series>
          <chart:series chart:style-name="ch15" chart:values-cell-range-address="Sheet1.V3:Sheet1.V11" chart:label-cell-address="Sheet1.V1:Sheet1.V1" chart:class="chart:scatter">
            <chart:data-point chart:repeated="9"/>
          </chart:series>
          <chart:series chart:style-name="ch16" chart:values-cell-range-address="Sheet1.Z3:Sheet1.Z11" chart:label-cell-address="Sheet1.Z1:Sheet1.Z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 nodes</text:p>
                <draw:g>
                  <svg:desc>Sheet1.B1:Sheet1.B1</svg:desc>
                </draw:g>
              </table:table-cell>
              <table:table-cell office:value-type="string">
                <text:p>25 nodes</text:p>
                <draw:g>
                  <svg:desc>Sheet1.F1:Sheet1.F1</svg:desc>
                </draw:g>
              </table:table-cell>
              <table:table-cell office:value-type="string">
                <text:p>50 nodes</text:p>
                <draw:g>
                  <svg:desc>Sheet1.J1:Sheet1.J1</svg:desc>
                </draw:g>
              </table:table-cell>
              <table:table-cell office:value-type="string">
                <text:p>100 nodes</text:p>
                <draw:g>
                  <svg:desc>Sheet1.N1:Sheet1.N1</svg:desc>
                </draw:g>
              </table:table-cell>
              <table:table-cell office:value-type="string">
                <text:p>150 nodes</text:p>
                <draw:g>
                  <svg:desc>Sheet1.R1:Sheet1.R1</svg:desc>
                </draw:g>
              </table:table-cell>
              <table:table-cell office:value-type="string">
                <text:p>200 nodes</text:p>
                <draw:g>
                  <svg:desc>Sheet1.V1:Sheet1.V1</svg:desc>
                </draw:g>
              </table:table-cell>
              <table:table-cell office:value-type="string">
                <text:p>250 nodes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A3:Sheet1.A11</svg:desc>
                </draw:g>
              </table:table-cell>
              <table:table-cell office:value-type="float" office:value="100">
                <text:p>100</text:p>
                <draw:g>
                  <svg:desc>Sheet1.B3:Sheet1.B11</svg:desc>
                </draw:g>
              </table:table-cell>
              <table:table-cell office:value-type="float" office:value="97.6986301369863">
                <text:p>97.6986301369863</text:p>
                <draw:g>
                  <svg:desc>Sheet1.F3:Sheet1.F11</svg:desc>
                </draw:g>
              </table:table-cell>
              <table:table-cell office:value-type="float" office:value="86.3731343283582">
                <text:p>86.3731343283582</text:p>
                <draw:g>
                  <svg:desc>Sheet1.J3:Sheet1.J11</svg:desc>
                </draw:g>
              </table:table-cell>
              <table:table-cell office:value-type="float" office:value="62.7191011235955">
                <text:p>62.7191011235955</text:p>
                <draw:g>
                  <svg:desc>Sheet1.N3:Sheet1.N11</svg:desc>
                </draw:g>
              </table:table-cell>
              <table:table-cell office:value-type="float" office:value="47.9139784946236">
                <text:p>47.9139784946236</text:p>
                <draw:g>
                  <svg:desc>Sheet1.R3:Sheet1.R11</svg:desc>
                </draw:g>
              </table:table-cell>
              <table:table-cell office:value-type="float" office:value="38.8614318706697">
                <text:p>38.8614318706697</text:p>
                <draw:g>
                  <svg:desc>Sheet1.V3:Sheet1.V11</svg:desc>
                </draw:g>
              </table:table-cell>
              <table:table-cell office:value-type="float" office:value="32.5472268907562">
                <text:p>32.5472268907562</text:p>
                <draw:g>
                  <svg:desc>Sheet1.Z3:Sheet1.Z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78523489933">
                <text:p>99.6778523489933</text:p>
              </table:table-cell>
              <table:table-cell office:value-type="float" office:value="99.1484098939929">
                <text:p>99.1484098939929</text:p>
              </table:table-cell>
              <table:table-cell office:value-type="float" office:value="98.0731070496085">
                <text:p>98.0731070496085</text:p>
              </table:table-cell>
              <table:table-cell office:value-type="float" office:value="98.8759842519685">
                <text:p>98.8759842519685</text:p>
              </table:table-cell>
              <table:table-cell office:value-type="float" office:value="97.0020202020201">
                <text:p>97.00202020202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827586206897">
                <text:p>99.6827586206897</text:p>
              </table:table-cell>
              <table:table-cell office:value-type="float" office:value="99.1792114695341">
                <text:p>99.1792114695341</text:p>
              </table:table-cell>
              <table:table-cell office:value-type="float" office:value="98.0602739726028">
                <text:p>98.0602739726028</text:p>
              </table:table-cell>
              <table:table-cell office:value-type="float" office:value="98.8880266075388">
                <text:p>98.8880266075388</text:p>
              </table:table-cell>
              <table:table-cell office:value-type="float" office:value="96.9889447236178">
                <text:p>96.98894472361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589147286822">
                <text:p>99.6589147286822</text:p>
              </table:table-cell>
              <table:table-cell office:value-type="float" office:value="99.218487394958">
                <text:p>99.218487394958</text:p>
              </table:table-cell>
              <table:table-cell office:value-type="float" office:value="98.0374898125511">
                <text:p>98.0374898125511</text:p>
              </table:table-cell>
              <table:table-cell office:value-type="float" office:value="98.9047169811321">
                <text:p>98.9047169811321</text:p>
              </table:table-cell>
              <table:table-cell office:value-type="float" office:value="97.0133779264214">
                <text:p>97.01337792642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981132075472">
                <text:p>99.6981132075472</text:p>
              </table:table-cell>
              <table:table-cell office:value-type="float" office:value="99.0985401459854">
                <text:p>99.0985401459854</text:p>
              </table:table-cell>
              <table:table-cell office:value-type="float" office:value="98.0734299516909">
                <text:p>98.0734299516909</text:p>
              </table:table-cell>
              <table:table-cell office:value-type="float" office:value="98.8918629550321">
                <text:p>98.8918629550321</text:p>
              </table:table-cell>
              <table:table-cell office:value-type="float" office:value="96.9990950226244">
                <text:p>96.99909502262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849315068493">
                <text:p>99.6849315068493</text:p>
              </table:table-cell>
              <table:table-cell office:value-type="float" office:value="99.1903114186851">
                <text:p>99.1903114186851</text:p>
              </table:table-cell>
              <table:table-cell office:value-type="float" office:value="98.063247863248">
                <text:p>98.063247863248</text:p>
              </table:table-cell>
              <table:table-cell office:value-type="float" office:value="98.8922222222222">
                <text:p>98.8922222222222</text:p>
              </table:table-cell>
              <table:table-cell office:value-type="float" office:value="96.9964912280702">
                <text:p>96.99649122807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37588652482">
                <text:p>99.6737588652482</text:p>
              </table:table-cell>
              <table:table-cell office:value-type="float" office:value="99.1693548387097">
                <text:p>99.1693548387097</text:p>
              </table:table-cell>
              <table:table-cell office:value-type="float" office:value="98.0179299103505">
                <text:p>98.0179299103505</text:p>
              </table:table-cell>
              <table:table-cell office:value-type="float" office:value="98.8816568047337">
                <text:p>98.8816568047337</text:p>
              </table:table-cell>
              <table:table-cell office:value-type="float" office:value="96.9865209471767">
                <text:p>96.98652094717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99.1320754716981">
                <text:p>99.1320754716981</text:p>
              </table:table-cell>
              <table:table-cell office:value-type="float" office:value="98.0901287553647">
                <text:p>98.0901287553647</text:p>
              </table:table-cell>
              <table:table-cell office:value-type="float" office:value="98.883877159309">
                <text:p>98.883877159309</text:p>
              </table:table-cell>
              <table:table-cell office:value-type="float" office:value="96.9863799283154">
                <text:p>96.98637992831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47967479675">
                <text:p>99.6747967479675</text:p>
              </table:table-cell>
              <table:table-cell office:value-type="float" office:value="99.1630901287554">
                <text:p>99.1630901287554</text:p>
              </table:table-cell>
              <table:table-cell office:value-type="float" office:value="98.0310457516341">
                <text:p>98.0310457516341</text:p>
              </table:table-cell>
              <table:table-cell office:value-type="float" office:value="98.8994252873563">
                <text:p>98.8994252873563</text:p>
              </table:table-cell>
              <table:table-cell office:value-type="float" office:value="96.9671848013816">
                <text:p>96.9671848013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269cm" svg:height="9.272cm" xlink:href=".." xlink:type="simple" chart:class="chart:scatter" chart:style-name="ch1">
        <chart:title svg:x="2.497cm" svg:y="0.321cm" chart:style-name="ch2">
          <text:p>Global Traffic as a function of TTL and network size</text:p>
        </chart:title>
        <chart:legend chart:legend-position="end" svg:x="12.337cm" svg:y="2.843cm" style:legend-expansion="high" chart:style-name="ch3"/>
        <chart:plot-area chart:style-name="ch4" table:cell-range-address="Sheet1.A3:Sheet1.A11 Sheet1.B1:Sheet1.B1 Sheet1.D3:Sheet1.D11 Sheet1.F1:Sheet1.F1 Sheet1.H3:Sheet1.H11 Sheet1.J1:Sheet1.J1 Sheet1.L3:Sheet1.L11 Sheet1.N1:Sheet1.N1 Sheet1.P3:Sheet1.P11 Sheet1.R1:Sheet1.R1 Sheet1.T3:Sheet1.T11 Sheet1.V1:Sheet1.V1 Sheet1.X3:Sheet1.X11 Sheet1.Z1:Sheet1.Z1 Sheet1.AB3:Sheet1.AB11" chart:data-source-has-labels="both" svg:x="1.316cm" svg:y="1.311cm" svg:width="10.716cm" svg:height="6.795cm">
          <chartooo:coordinate-region svg:x="2.863cm" svg:y="1.51cm" svg:width="8.797cm" svg:height="5.949cm"/>
          <chart:axis chart:dimension="x" chart:name="primary-x" chart:style-name="ch5" chartooo:axis-type="auto">
            <chart:title svg:x="6.339cm" svg:y="8.291cm" chart:style-name="ch6">
              <text:p>TTL</text:p>
            </chart:title>
            <chart:categories table:cell-range-address="Sheet1.A3:Sheet1.A11"/>
          </chart:axis>
          <chart:axis chart:dimension="y" chart:name="primary-y" chart:style-name="ch7">
            <chart:title svg:x="0.451cm" svg:y="6.988cm" chart:style-name="ch8">
              <text:p>Total number of sent messages</text:p>
            </chart:title>
            <chart:grid chart:style-name="ch9" chart:class="major"/>
          </chart:axis>
          <chart:series chart:style-name="ch10" chart:values-cell-range-address="Sheet1.D3:Sheet1.D11" chart:label-cell-address="Sheet1.B1:Sheet1.B1" chart:class="chart:scatter">
            <chart:domain table:cell-range-address="Sheet1.A3:Sheet1.A11"/>
            <chart:data-point chart:repeated="9"/>
          </chart:series>
          <chart:series chart:style-name="ch11" chart:values-cell-range-address="Sheet1.H3:Sheet1.H11" chart:label-cell-address="Sheet1.F1:Sheet1.F1" chart:class="chart:scatter">
            <chart:data-point chart:repeated="9"/>
          </chart:series>
          <chart:series chart:style-name="ch12" chart:values-cell-range-address="Sheet1.L3:Sheet1.L11" chart:label-cell-address="Sheet1.J1:Sheet1.J1" chart:class="chart:scatter">
            <chart:data-point chart:repeated="9"/>
          </chart:series>
          <chart:series chart:style-name="ch13" chart:values-cell-range-address="Sheet1.P3:Sheet1.P11" chart:label-cell-address="Sheet1.N1:Sheet1.N1" chart:class="chart:scatter">
            <chart:data-point chart:repeated="9"/>
          </chart:series>
          <chart:series chart:style-name="ch14" chart:values-cell-range-address="Sheet1.T3:Sheet1.T11" chart:label-cell-address="Sheet1.R1:Sheet1.R1" chart:class="chart:scatter">
            <chart:data-point chart:repeated="9"/>
          </chart:series>
          <chart:series chart:style-name="ch15" chart:values-cell-range-address="Sheet1.X3:Sheet1.X11" chart:label-cell-address="Sheet1.V1:Sheet1.V1" chart:class="chart:scatter">
            <chart:data-point chart:repeated="9"/>
          </chart:series>
          <chart:series chart:style-name="ch16" chart:values-cell-range-address="Sheet1.AB3:Sheet1.AB11" chart:label-cell-address="Sheet1.Z1:Sheet1.Z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 nodes</text:p>
                <draw:g>
                  <svg:desc>Sheet1.B1:Sheet1.B1</svg:desc>
                </draw:g>
              </table:table-cell>
              <table:table-cell office:value-type="string">
                <text:p>25 nodes</text:p>
                <draw:g>
                  <svg:desc>Sheet1.F1:Sheet1.F1</svg:desc>
                </draw:g>
              </table:table-cell>
              <table:table-cell office:value-type="string">
                <text:p>50 nodes</text:p>
                <draw:g>
                  <svg:desc>Sheet1.J1:Sheet1.J1</svg:desc>
                </draw:g>
              </table:table-cell>
              <table:table-cell office:value-type="string">
                <text:p>100 nodes</text:p>
                <draw:g>
                  <svg:desc>Sheet1.N1:Sheet1.N1</svg:desc>
                </draw:g>
              </table:table-cell>
              <table:table-cell office:value-type="string">
                <text:p>150 nodes</text:p>
                <draw:g>
                  <svg:desc>Sheet1.R1:Sheet1.R1</svg:desc>
                </draw:g>
              </table:table-cell>
              <table:table-cell office:value-type="string">
                <text:p>200 nodes</text:p>
                <draw:g>
                  <svg:desc>Sheet1.V1:Sheet1.V1</svg:desc>
                </draw:g>
              </table:table-cell>
              <table:table-cell office:value-type="string">
                <text:p>250 nodes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A3:Sheet1.A11</svg:desc>
                </draw:g>
              </table:table-cell>
              <table:table-cell office:value-type="float" office:value="2610">
                <text:p>2610</text:p>
                <draw:g>
                  <svg:desc>Sheet1.D3:Sheet1.D11</svg:desc>
                </draw:g>
              </table:table-cell>
              <table:table-cell office:value-type="float" office:value="8030">
                <text:p>8030</text:p>
                <draw:g>
                  <svg:desc>Sheet1.H3:Sheet1.H11</svg:desc>
                </draw:g>
              </table:table-cell>
              <table:table-cell office:value-type="float" office:value="14740">
                <text:p>14740</text:p>
                <draw:g>
                  <svg:desc>Sheet1.L3:Sheet1.L11</svg:desc>
                </draw:g>
              </table:table-cell>
              <table:table-cell office:value-type="float" office:value="29370">
                <text:p>29370</text:p>
                <draw:g>
                  <svg:desc>Sheet1.P3:Sheet1.P11</svg:desc>
                </draw:g>
              </table:table-cell>
              <table:table-cell office:value-type="float" office:value="47740">
                <text:p>47740</text:p>
                <draw:g>
                  <svg:desc>Sheet1.T3:Sheet1.T11</svg:desc>
                </draw:g>
              </table:table-cell>
              <table:table-cell office:value-type="float" office:value="47530">
                <text:p>47530</text:p>
                <draw:g>
                  <svg:desc>Sheet1.X3:Sheet1.X11</svg:desc>
                </draw:g>
              </table:table-cell>
              <table:table-cell office:value-type="float" office:value="65450">
                <text:p>65450</text:p>
                <draw:g>
                  <svg:desc>Sheet1.AB3:Sheet1.AB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22000">
                <text:p>22000</text:p>
              </table:table-cell>
              <table:table-cell office:value-type="float" office:value="74260">
                <text:p>74260</text:p>
              </table:table-cell>
              <table:table-cell office:value-type="float" office:value="280580">
                <text:p>280580</text:p>
              </table:table-cell>
              <table:table-cell office:value-type="float" office:value="563400">
                <text:p>563400</text:p>
              </table:table-cell>
              <table:table-cell office:value-type="float" office:value="1004300">
                <text:p>1004300</text:p>
              </table:table-cell>
              <table:table-cell office:value-type="float" office:value="1440250">
                <text:p>14402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70">
                <text:p>2070</text:p>
              </table:table-cell>
              <table:table-cell office:value-type="float" office:value="14750">
                <text:p>14750</text:p>
              </table:table-cell>
              <table:table-cell office:value-type="float" office:value="72270">
                <text:p>72270</text:p>
              </table:table-cell>
              <table:table-cell office:value-type="float" office:value="276710">
                <text:p>276710</text:p>
              </table:table-cell>
              <table:table-cell office:value-type="float" office:value="536880">
                <text:p>536880</text:p>
              </table:table-cell>
              <table:table-cell office:value-type="float" office:value="891970">
                <text:p>891970</text:p>
              </table:table-cell>
              <table:table-cell office:value-type="float" office:value="1447560">
                <text:p>14475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980">
                <text:p>1980</text:p>
              </table:table-cell>
              <table:table-cell office:value-type="float" office:value="16000">
                <text:p>16000</text:p>
              </table:table-cell>
              <table:table-cell office:value-type="float" office:value="64280">
                <text:p>64280</text:p>
              </table:table-cell>
              <table:table-cell office:value-type="float" office:value="236140">
                <text:p>236140</text:p>
              </table:table-cell>
              <table:table-cell office:value-type="float" office:value="601460">
                <text:p>601460</text:p>
              </table:table-cell>
              <table:table-cell office:value-type="float" office:value="1048390">
                <text:p>1048390</text:p>
              </table:table-cell>
              <table:table-cell office:value-type="float" office:value="1450350">
                <text:p>14503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80">
                <text:p>4680</text:p>
              </table:table-cell>
              <table:table-cell office:value-type="float" office:value="16250">
                <text:p>16250</text:p>
              </table:table-cell>
              <table:table-cell office:value-type="float" office:value="79260">
                <text:p>79260</text:p>
              </table:table-cell>
              <table:table-cell office:value-type="float" office:value="271530">
                <text:p>271530</text:p>
              </table:table-cell>
              <table:table-cell office:value-type="float" office:value="507530">
                <text:p>507530</text:p>
              </table:table-cell>
              <table:table-cell office:value-type="float" office:value="923650">
                <text:p>923650</text:p>
              </table:table-cell>
              <table:table-cell office:value-type="float" office:value="1607760">
                <text:p>160776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20">
                <text:p>1620</text:p>
              </table:table-cell>
              <table:table-cell office:value-type="float" office:value="14500">
                <text:p>14500</text:p>
              </table:table-cell>
              <table:table-cell office:value-type="float" office:value="72770">
                <text:p>72770</text:p>
              </table:table-cell>
              <table:table-cell office:value-type="float" office:value="286660">
                <text:p>286660</text:p>
              </table:table-cell>
              <table:table-cell office:value-type="float" office:value="573670">
                <text:p>573670</text:p>
              </table:table-cell>
              <table:table-cell office:value-type="float" office:value="890030">
                <text:p>890030</text:p>
              </table:table-cell>
              <table:table-cell office:value-type="float" office:value="1520420">
                <text:p>152042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710">
                <text:p>1710</text:p>
              </table:table-cell>
              <table:table-cell office:value-type="float" office:value="16000">
                <text:p>16000</text:p>
              </table:table-cell>
              <table:table-cell office:value-type="float" office:value="70270">
                <text:p>70270</text:p>
              </table:table-cell>
              <table:table-cell office:value-type="float" office:value="245940">
                <text:p>245940</text:p>
              </table:table-cell>
              <table:table-cell office:value-type="float" office:value="601340">
                <text:p>601340</text:p>
              </table:table-cell>
              <table:table-cell office:value-type="float" office:value="1002660">
                <text:p>1002660</text:p>
              </table:table-cell>
              <table:table-cell office:value-type="float" office:value="1331140">
                <text:p>1331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30">
                <text:p>1530</text:p>
              </table:table-cell>
              <table:table-cell office:value-type="float" office:value="18750">
                <text:p>18750</text:p>
              </table:table-cell>
              <table:table-cell office:value-type="float" office:value="68770">
                <text:p>68770</text:p>
              </table:table-cell>
              <table:table-cell office:value-type="float" office:value="262700">
                <text:p>262700</text:p>
              </table:table-cell>
              <table:table-cell office:value-type="float" office:value="685650">
                <text:p>685650</text:p>
              </table:table-cell>
              <table:table-cell office:value-type="float" office:value="1030370">
                <text:p>1030370</text:p>
              </table:table-cell>
              <table:table-cell office:value-type="float" office:value="1352960">
                <text:p>13529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700">
                <text:p>2700</text:p>
              </table:table-cell>
              <table:table-cell office:value-type="float" office:value="17250">
                <text:p>17250</text:p>
              </table:table-cell>
              <table:table-cell office:value-type="float" office:value="61300">
                <text:p>61300</text:p>
              </table:table-cell>
              <table:table-cell office:value-type="float" office:value="231050">
                <text:p>231050</text:p>
              </table:table-cell>
              <table:table-cell office:value-type="float" office:value="599950">
                <text:p>599950</text:p>
              </table:table-cell>
              <table:table-cell office:value-type="float" office:value="1032510">
                <text:p>1032510</text:p>
              </table:table-cell>
              <table:table-cell office:value-type="float" office:value="1403600">
                <text:p>1403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2B54DA54.svm" xlink:type="simple" xlink:actuate="onLoad"/>
      </style:chart-properties>
      <style:graphic-properties svg:stroke-width="0.08cm" svg:stroke-color="#cc00cc" draw:fill-color="#cc00c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69cm" svg:height="9.271cm" xlink:href=".." xlink:type="simple" chart:class="chart:scatter" chart:row-mapping="0 1 2 3 4 5 6 7 8" chart:style-name="ch1">
        <chart:title svg:x="1.346cm" svg:y="0.321cm" chart:style-name="ch2">
          <text:p>Average News Coverage as a function of TTL and network size</text:p>
        </chart:title>
        <chart:legend chart:legend-position="end" svg:x="12.364cm" svg:y="2.344cm" style:legend-expansion="high" chart:style-name="ch3"/>
        <chart:plot-area chart:style-name="ch4" table:cell-range-address="Sheet1.V30:Sheet1.V38 Sheet1.P26:Sheet1.P32 Sheet1.N13:Sheet1.U21" chart:data-source-has-labels="both" svg:x="1.316cm" svg:y="1.311cm" svg:width="10.743cm" svg:height="6.794cm">
          <chartooo:coordinate-region svg:x="2.123cm" svg:y="1.51cm" svg:width="9.564cm" svg:height="5.948cm"/>
          <chart:axis chart:dimension="x" chart:name="primary-x" chart:style-name="ch5" chartooo:axis-type="auto">
            <chart:title svg:x="5.386cm" svg:y="8.29cm" chart:style-name="ch6">
              <text:p>Number of nodes</text:p>
            </chart:title>
            <chart:categories table:cell-range-address="Sheet1.V30:Sheet1.V38"/>
          </chart:axis>
          <chart:axis chart:dimension="y" chart:name="primary-y" chart:style-name="ch7">
            <chart:title svg:x="0.451cm" svg:y="6.855cm" chart:style-name="ch8">
              <text:p>Average News Coverage (%)</text:p>
            </chart:title>
            <chart:grid chart:style-name="ch9" chart:class="major"/>
          </chart:axis>
          <chart:series chart:style-name="ch10" chart:values-cell-range-address="Sheet1.O13:Sheet1.U13" chart:label-cell-address="Sheet1.N13:Sheet1.N13" chart:class="chart:scatter">
            <chart:domain table:cell-range-address="Sheet1.P26:Sheet1.P32"/>
            <chart:data-point chart:repeated="7"/>
          </chart:series>
          <chart:series chart:style-name="ch11" chart:values-cell-range-address="Sheet1.O14:Sheet1.U14" chart:label-cell-address="Sheet1.N14:Sheet1.N14" chart:class="chart:scatter">
            <chart:data-point chart:repeated="7"/>
          </chart:series>
          <chart:series chart:style-name="ch12" chart:values-cell-range-address="Sheet1.O15:Sheet1.U15" chart:label-cell-address="Sheet1.N15:Sheet1.N15" chart:class="chart:scatter">
            <chart:data-point chart:repeated="7"/>
          </chart:series>
          <chart:series chart:style-name="ch13" chart:values-cell-range-address="Sheet1.O16:Sheet1.U16" chart:label-cell-address="Sheet1.N16:Sheet1.N16" chart:class="chart:scatter">
            <chart:data-point chart:repeated="7"/>
          </chart:series>
          <chart:series chart:style-name="ch14" chart:values-cell-range-address="Sheet1.O17:Sheet1.U17" chart:label-cell-address="Sheet1.N17:Sheet1.N17" chart:class="chart:scatter">
            <chart:data-point chart:repeated="7"/>
          </chart:series>
          <chart:series chart:style-name="ch15" chart:values-cell-range-address="Sheet1.O18:Sheet1.U18" chart:label-cell-address="Sheet1.N18:Sheet1.N18" chart:class="chart:scatter">
            <chart:data-point chart:repeated="7"/>
          </chart:series>
          <chart:series chart:style-name="ch16" chart:values-cell-range-address="Sheet1.O19:Sheet1.U19" chart:label-cell-address="Sheet1.N19:Sheet1.N19" chart:class="chart:scatter">
            <chart:data-point chart:repeated="7"/>
          </chart:series>
          <chart:series chart:style-name="ch17" chart:values-cell-range-address="Sheet1.O20:Sheet1.U20" chart:label-cell-address="Sheet1.N20:Sheet1.N20" chart:class="chart:scatter">
            <chart:data-point chart:repeated="7"/>
          </chart:series>
          <chart:series chart:style-name="ch18" chart:values-cell-range-address="Sheet1.O21:Sheet1.U21" chart:label-cell-address="Sheet1.N21:Sheet1.N21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V30:Sheet1.V3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Column P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P26:Sheet1.P3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TL = 1</text:p>
                <draw:g>
                  <svg:desc>Sheet1.N13:Sheet1.N13</svg:desc>
                </draw:g>
              </table:table-cell>
              <table:table-cell office:value-type="float" office:value="100">
                <text:p>100</text:p>
                <draw:g>
                  <svg:desc>Sheet1.O13:Sheet1.U13</svg:desc>
                </draw:g>
              </table:table-cell>
              <table:table-cell office:value-type="float" office:value="97.6986301369863">
                <text:p>97.6986301369863</text:p>
              </table:table-cell>
              <table:table-cell office:value-type="float" office:value="86.3731343283582">
                <text:p>86.3731343283582</text:p>
              </table:table-cell>
              <table:table-cell office:value-type="float" office:value="62.7191011235955">
                <text:p>62.7191011235955</text:p>
              </table:table-cell>
              <table:table-cell office:value-type="float" office:value="47.9139784946236">
                <text:p>47.9139784946236</text:p>
              </table:table-cell>
              <table:table-cell office:value-type="float" office:value="38.8614318706697">
                <text:p>38.8614318706697</text:p>
              </table:table-cell>
              <table:table-cell office:value-type="float" office:value="32.5472268907562">
                <text:p>32.5472268907562</text:p>
              </table:table-cell>
            </table:table-row>
            <table:table-row>
              <table:table-cell office:value-type="string">
                <text:p>TTL = 5</text:p>
                <draw:g>
                  <svg:desc>Sheet1.N14:Sheet1.N14</svg:desc>
                </draw:g>
              </table:table-cell>
              <table:table-cell office:value-type="float" office:value="100">
                <text:p>100</text:p>
                <draw:g>
                  <svg:desc>Sheet1.O14:Sheet1.U1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778523489933">
                <text:p>99.6778523489933</text:p>
              </table:table-cell>
              <table:table-cell office:value-type="float" office:value="99.1484098939929">
                <text:p>99.1484098939929</text:p>
              </table:table-cell>
              <table:table-cell office:value-type="float" office:value="98.0731070496085">
                <text:p>98.0731070496085</text:p>
              </table:table-cell>
              <table:table-cell office:value-type="float" office:value="98.8759842519685">
                <text:p>98.8759842519685</text:p>
              </table:table-cell>
              <table:table-cell office:value-type="float" office:value="97.0020202020201">
                <text:p>97.0020202020201</text:p>
              </table:table-cell>
            </table:table-row>
            <table:table-row>
              <table:table-cell office:value-type="string">
                <text:p>TTL = 10</text:p>
                <draw:g>
                  <svg:desc>Sheet1.N15:Sheet1.N15</svg:desc>
                </draw:g>
              </table:table-cell>
              <table:table-cell office:value-type="float" office:value="100">
                <text:p>100</text:p>
                <draw:g>
                  <svg:desc>Sheet1.O15:Sheet1.U1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827586206897">
                <text:p>99.6827586206897</text:p>
              </table:table-cell>
              <table:table-cell office:value-type="float" office:value="99.1792114695341">
                <text:p>99.1792114695341</text:p>
              </table:table-cell>
              <table:table-cell office:value-type="float" office:value="98.0602739726028">
                <text:p>98.0602739726028</text:p>
              </table:table-cell>
              <table:table-cell office:value-type="float" office:value="98.8880266075388">
                <text:p>98.8880266075388</text:p>
              </table:table-cell>
              <table:table-cell office:value-type="float" office:value="96.9889447236178">
                <text:p>96.9889447236178</text:p>
              </table:table-cell>
            </table:table-row>
            <table:table-row>
              <table:table-cell office:value-type="string">
                <text:p>TTL = 25</text:p>
                <draw:g>
                  <svg:desc>Sheet1.N16:Sheet1.N16</svg:desc>
                </draw:g>
              </table:table-cell>
              <table:table-cell office:value-type="float" office:value="100">
                <text:p>100</text:p>
                <draw:g>
                  <svg:desc>Sheet1.O16:Sheet1.U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589147286822">
                <text:p>99.6589147286822</text:p>
              </table:table-cell>
              <table:table-cell office:value-type="float" office:value="99.218487394958">
                <text:p>99.218487394958</text:p>
              </table:table-cell>
              <table:table-cell office:value-type="float" office:value="98.0374898125511">
                <text:p>98.0374898125511</text:p>
              </table:table-cell>
              <table:table-cell office:value-type="float" office:value="98.9047169811321">
                <text:p>98.9047169811321</text:p>
              </table:table-cell>
              <table:table-cell office:value-type="float" office:value="97.0133779264214">
                <text:p>97.0133779264214</text:p>
              </table:table-cell>
            </table:table-row>
            <table:table-row>
              <table:table-cell office:value-type="string">
                <text:p>TTL = 50</text:p>
                <draw:g>
                  <svg:desc>Sheet1.N17:Sheet1.N17</svg:desc>
                </draw:g>
              </table:table-cell>
              <table:table-cell office:value-type="float" office:value="100">
                <text:p>100</text:p>
                <draw:g>
                  <svg:desc>Sheet1.O17:Sheet1.U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981132075472">
                <text:p>99.6981132075472</text:p>
              </table:table-cell>
              <table:table-cell office:value-type="float" office:value="99.0985401459854">
                <text:p>99.0985401459854</text:p>
              </table:table-cell>
              <table:table-cell office:value-type="float" office:value="98.0734299516909">
                <text:p>98.0734299516909</text:p>
              </table:table-cell>
              <table:table-cell office:value-type="float" office:value="98.8918629550321">
                <text:p>98.8918629550321</text:p>
              </table:table-cell>
              <table:table-cell office:value-type="float" office:value="96.9990950226244">
                <text:p>96.9990950226244</text:p>
              </table:table-cell>
            </table:table-row>
            <table:table-row>
              <table:table-cell office:value-type="string">
                <text:p>TTL = 100</text:p>
                <draw:g>
                  <svg:desc>Sheet1.N18:Sheet1.N18</svg:desc>
                </draw:g>
              </table:table-cell>
              <table:table-cell office:value-type="float" office:value="100">
                <text:p>100</text:p>
                <draw:g>
                  <svg:desc>Sheet1.O18:Sheet1.U1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849315068493">
                <text:p>99.6849315068493</text:p>
              </table:table-cell>
              <table:table-cell office:value-type="float" office:value="99.1903114186851">
                <text:p>99.1903114186851</text:p>
              </table:table-cell>
              <table:table-cell office:value-type="float" office:value="98.063247863248">
                <text:p>98.063247863248</text:p>
              </table:table-cell>
              <table:table-cell office:value-type="float" office:value="98.8922222222222">
                <text:p>98.8922222222222</text:p>
              </table:table-cell>
              <table:table-cell office:value-type="float" office:value="96.9964912280702">
                <text:p>96.9964912280702</text:p>
              </table:table-cell>
            </table:table-row>
            <table:table-row>
              <table:table-cell office:value-type="string">
                <text:p>TTL = 125</text:p>
                <draw:g>
                  <svg:desc>Sheet1.N19:Sheet1.N19</svg:desc>
                </draw:g>
              </table:table-cell>
              <table:table-cell office:value-type="float" office:value="100">
                <text:p>100</text:p>
                <draw:g>
                  <svg:desc>Sheet1.O19:Sheet1.U1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737588652482">
                <text:p>99.6737588652482</text:p>
              </table:table-cell>
              <table:table-cell office:value-type="float" office:value="99.1693548387097">
                <text:p>99.1693548387097</text:p>
              </table:table-cell>
              <table:table-cell office:value-type="float" office:value="98.0179299103505">
                <text:p>98.0179299103505</text:p>
              </table:table-cell>
              <table:table-cell office:value-type="float" office:value="98.8816568047337">
                <text:p>98.8816568047337</text:p>
              </table:table-cell>
              <table:table-cell office:value-type="float" office:value="96.9865209471767">
                <text:p>96.9865209471767</text:p>
              </table:table-cell>
            </table:table-row>
            <table:table-row>
              <table:table-cell office:value-type="string">
                <text:p>TTL = 150</text:p>
                <draw:g>
                  <svg:desc>Sheet1.N20:Sheet1.N20</svg:desc>
                </draw:g>
              </table:table-cell>
              <table:table-cell office:value-type="float" office:value="100">
                <text:p>100</text:p>
                <draw:g>
                  <svg:desc>Sheet1.O20:Sheet1.U2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99.1320754716981">
                <text:p>99.1320754716981</text:p>
              </table:table-cell>
              <table:table-cell office:value-type="float" office:value="98.0901287553647">
                <text:p>98.0901287553647</text:p>
              </table:table-cell>
              <table:table-cell office:value-type="float" office:value="98.883877159309">
                <text:p>98.883877159309</text:p>
              </table:table-cell>
              <table:table-cell office:value-type="float" office:value="96.9863799283154">
                <text:p>96.9863799283154</text:p>
              </table:table-cell>
            </table:table-row>
            <table:table-row>
              <table:table-cell office:value-type="string">
                <text:p>TTL = 200</text:p>
                <draw:g>
                  <svg:desc>Sheet1.N21:Sheet1.N21</svg:desc>
                </draw:g>
              </table:table-cell>
              <table:table-cell office:value-type="float" office:value="100">
                <text:p>100</text:p>
                <draw:g>
                  <svg:desc>Sheet1.O21:Sheet1.U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747967479675">
                <text:p>99.6747967479675</text:p>
              </table:table-cell>
              <table:table-cell office:value-type="float" office:value="99.1630901287554">
                <text:p>99.1630901287554</text:p>
              </table:table-cell>
              <table:table-cell office:value-type="float" office:value="98.0310457516341">
                <text:p>98.0310457516341</text:p>
              </table:table-cell>
              <table:table-cell office:value-type="float" office:value="98.8994252873563">
                <text:p>98.8994252873563</text:p>
              </table:table-cell>
              <table:table-cell office:value-type="float" office:value="96.9671848013816">
                <text:p>96.9671848013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2B54DA54.svm" xlink:type="simple" xlink:actuate="onLoad"/>
      </style:chart-properties>
      <style:graphic-properties svg:stroke-width="0.08cm" svg:stroke-color="#cc00cc" draw:fill-color="#cc00c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7cm" svg:height="9.271cm" xlink:href=".." xlink:type="simple" chart:class="chart:scatter" chart:row-mapping="0 1 2 3 4 5 6 7 8" chart:style-name="ch1">
        <chart:title svg:x="2.498cm" svg:y="0.321cm" chart:style-name="ch2">
          <text:p>Global Traffic as a function of TTL and network size</text:p>
        </chart:title>
        <chart:legend chart:legend-position="end" svg:x="12.365cm" svg:y="2.344cm" style:legend-expansion="high" chart:style-name="ch3"/>
        <chart:plot-area chart:style-name="ch4" table:cell-range-address="Sheet1.A3:Sheet1.A11 Sheet1.P26:Sheet1.P32 Sheet1.W13:Sheet1.AD21" chart:data-source-has-labels="both" svg:x="1.316cm" svg:y="1.311cm" svg:width="10.744cm" svg:height="6.794cm">
          <chartooo:coordinate-region svg:x="2.863cm" svg:y="1.51cm" svg:width="8.825cm" svg:height="5.948cm"/>
          <chart:axis chart:dimension="x" chart:name="primary-x" chart:style-name="ch5" chartooo:axis-type="auto">
            <chart:title svg:x="5.387cm" svg:y="8.29cm" chart:style-name="ch6">
              <text:p>Number of nodes</text:p>
            </chart:title>
            <chart:categories table:cell-range-address="Sheet1.A3:Sheet1.A11"/>
          </chart:axis>
          <chart:axis chart:dimension="y" chart:name="primary-y" chart:style-name="ch7">
            <chart:title svg:x="0.451cm" svg:y="6.988cm" chart:style-name="ch8">
              <text:p>Total number of sent messages</text:p>
            </chart:title>
            <chart:grid chart:style-name="ch9" chart:class="major"/>
          </chart:axis>
          <chart:series chart:style-name="ch10" chart:values-cell-range-address="Sheet1.X13:Sheet1.AD13" chart:label-cell-address="Sheet1.W13:Sheet1.W13" chart:class="chart:scatter">
            <chart:domain table:cell-range-address="Sheet1.P26:Sheet1.P32"/>
            <chart:data-point chart:repeated="7"/>
          </chart:series>
          <chart:series chart:style-name="ch11" chart:values-cell-range-address="Sheet1.X14:Sheet1.AD14" chart:label-cell-address="Sheet1.W14:Sheet1.W14" chart:class="chart:scatter">
            <chart:data-point chart:repeated="7"/>
          </chart:series>
          <chart:series chart:style-name="ch12" chart:values-cell-range-address="Sheet1.X15:Sheet1.AD15" chart:label-cell-address="Sheet1.W15:Sheet1.W15" chart:class="chart:scatter">
            <chart:data-point chart:repeated="7"/>
          </chart:series>
          <chart:series chart:style-name="ch13" chart:values-cell-range-address="Sheet1.X16:Sheet1.AD16" chart:label-cell-address="Sheet1.W16:Sheet1.W16" chart:class="chart:scatter">
            <chart:data-point chart:repeated="7"/>
          </chart:series>
          <chart:series chart:style-name="ch14" chart:values-cell-range-address="Sheet1.X17:Sheet1.AD17" chart:label-cell-address="Sheet1.W17:Sheet1.W17" chart:class="chart:scatter">
            <chart:data-point chart:repeated="7"/>
          </chart:series>
          <chart:series chart:style-name="ch15" chart:values-cell-range-address="Sheet1.X18:Sheet1.AD18" chart:label-cell-address="Sheet1.W18:Sheet1.W18" chart:class="chart:scatter">
            <chart:data-point chart:repeated="7"/>
          </chart:series>
          <chart:series chart:style-name="ch16" chart:values-cell-range-address="Sheet1.X19:Sheet1.AD19" chart:label-cell-address="Sheet1.W19:Sheet1.W19" chart:class="chart:scatter">
            <chart:data-point chart:repeated="7"/>
          </chart:series>
          <chart:series chart:style-name="ch17" chart:values-cell-range-address="Sheet1.X20:Sheet1.AD20" chart:label-cell-address="Sheet1.W20:Sheet1.W20" chart:class="chart:scatter">
            <chart:data-point chart:repeated="7"/>
          </chart:series>
          <chart:series chart:style-name="ch18" chart:values-cell-range-address="Sheet1.X21:Sheet1.AD21" chart:label-cell-address="Sheet1.W21:Sheet1.W21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Column P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P26:Sheet1.P3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TL = 1</text:p>
                <draw:g>
                  <svg:desc>Sheet1.W13:Sheet1.W13</svg:desc>
                </draw:g>
              </table:table-cell>
              <table:table-cell office:value-type="float" office:value="2610">
                <text:p>2610</text:p>
                <draw:g>
                  <svg:desc>Sheet1.X13:Sheet1.AD13</svg:desc>
                </draw:g>
              </table:table-cell>
              <table:table-cell office:value-type="float" office:value="8030">
                <text:p>8030</text:p>
              </table:table-cell>
              <table:table-cell office:value-type="float" office:value="14740">
                <text:p>14740</text:p>
              </table:table-cell>
              <table:table-cell office:value-type="float" office:value="29370">
                <text:p>29370</text:p>
              </table:table-cell>
              <table:table-cell office:value-type="float" office:value="47740">
                <text:p>47740</text:p>
              </table:table-cell>
              <table:table-cell office:value-type="float" office:value="47530">
                <text:p>47530</text:p>
              </table:table-cell>
              <table:table-cell office:value-type="float" office:value="65450">
                <text:p>65450</text:p>
              </table:table-cell>
            </table:table-row>
            <table:table-row>
              <table:table-cell office:value-type="string">
                <text:p>TTL = 5</text:p>
                <draw:g>
                  <svg:desc>Sheet1.W14:Sheet1.W14</svg:desc>
                </draw:g>
              </table:table-cell>
              <table:table-cell office:value-type="float" office:value="1440">
                <text:p>1440</text:p>
                <draw:g>
                  <svg:desc>Sheet1.X14:Sheet1.AD14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74260">
                <text:p>74260</text:p>
              </table:table-cell>
              <table:table-cell office:value-type="float" office:value="280580">
                <text:p>280580</text:p>
              </table:table-cell>
              <table:table-cell office:value-type="float" office:value="563400">
                <text:p>563400</text:p>
              </table:table-cell>
              <table:table-cell office:value-type="float" office:value="1004300">
                <text:p>1004300</text:p>
              </table:table-cell>
              <table:table-cell office:value-type="float" office:value="1440250">
                <text:p>1440250</text:p>
              </table:table-cell>
            </table:table-row>
            <table:table-row>
              <table:table-cell office:value-type="string">
                <text:p>TTL = 10</text:p>
                <draw:g>
                  <svg:desc>Sheet1.W15:Sheet1.W15</svg:desc>
                </draw:g>
              </table:table-cell>
              <table:table-cell office:value-type="float" office:value="2070">
                <text:p>2070</text:p>
                <draw:g>
                  <svg:desc>Sheet1.X15:Sheet1.AD15</svg:desc>
                </draw:g>
              </table:table-cell>
              <table:table-cell office:value-type="float" office:value="14750">
                <text:p>14750</text:p>
              </table:table-cell>
              <table:table-cell office:value-type="float" office:value="72270">
                <text:p>72270</text:p>
              </table:table-cell>
              <table:table-cell office:value-type="float" office:value="276710">
                <text:p>276710</text:p>
              </table:table-cell>
              <table:table-cell office:value-type="float" office:value="536880">
                <text:p>536880</text:p>
              </table:table-cell>
              <table:table-cell office:value-type="float" office:value="891970">
                <text:p>891970</text:p>
              </table:table-cell>
              <table:table-cell office:value-type="float" office:value="1447560">
                <text:p>1447560</text:p>
              </table:table-cell>
            </table:table-row>
            <table:table-row>
              <table:table-cell office:value-type="string">
                <text:p>TTL = 25</text:p>
                <draw:g>
                  <svg:desc>Sheet1.W16:Sheet1.W16</svg:desc>
                </draw:g>
              </table:table-cell>
              <table:table-cell office:value-type="float" office:value="1980">
                <text:p>1980</text:p>
                <draw:g>
                  <svg:desc>Sheet1.X16:Sheet1.AD16</svg:desc>
                </draw:g>
              </table:table-cell>
              <table:table-cell office:value-type="float" office:value="16000">
                <text:p>16000</text:p>
              </table:table-cell>
              <table:table-cell office:value-type="float" office:value="64280">
                <text:p>64280</text:p>
              </table:table-cell>
              <table:table-cell office:value-type="float" office:value="236140">
                <text:p>236140</text:p>
              </table:table-cell>
              <table:table-cell office:value-type="float" office:value="601460">
                <text:p>601460</text:p>
              </table:table-cell>
              <table:table-cell office:value-type="float" office:value="1048390">
                <text:p>1048390</text:p>
              </table:table-cell>
              <table:table-cell office:value-type="float" office:value="1450350">
                <text:p>1450350</text:p>
              </table:table-cell>
            </table:table-row>
            <table:table-row>
              <table:table-cell office:value-type="string">
                <text:p>TTL = 50</text:p>
                <draw:g>
                  <svg:desc>Sheet1.W17:Sheet1.W17</svg:desc>
                </draw:g>
              </table:table-cell>
              <table:table-cell office:value-type="float" office:value="4680">
                <text:p>4680</text:p>
                <draw:g>
                  <svg:desc>Sheet1.X17:Sheet1.AD17</svg:desc>
                </draw:g>
              </table:table-cell>
              <table:table-cell office:value-type="float" office:value="16250">
                <text:p>16250</text:p>
              </table:table-cell>
              <table:table-cell office:value-type="float" office:value="79260">
                <text:p>79260</text:p>
              </table:table-cell>
              <table:table-cell office:value-type="float" office:value="271530">
                <text:p>271530</text:p>
              </table:table-cell>
              <table:table-cell office:value-type="float" office:value="507530">
                <text:p>507530</text:p>
              </table:table-cell>
              <table:table-cell office:value-type="float" office:value="923650">
                <text:p>923650</text:p>
              </table:table-cell>
              <table:table-cell office:value-type="float" office:value="1607760">
                <text:p>1607760</text:p>
              </table:table-cell>
            </table:table-row>
            <table:table-row>
              <table:table-cell office:value-type="string">
                <text:p>TTL = 100</text:p>
                <draw:g>
                  <svg:desc>Sheet1.W18:Sheet1.W18</svg:desc>
                </draw:g>
              </table:table-cell>
              <table:table-cell office:value-type="float" office:value="1620">
                <text:p>1620</text:p>
                <draw:g>
                  <svg:desc>Sheet1.X18:Sheet1.AD18</svg:desc>
                </draw:g>
              </table:table-cell>
              <table:table-cell office:value-type="float" office:value="14500">
                <text:p>14500</text:p>
              </table:table-cell>
              <table:table-cell office:value-type="float" office:value="72770">
                <text:p>72770</text:p>
              </table:table-cell>
              <table:table-cell office:value-type="float" office:value="286660">
                <text:p>286660</text:p>
              </table:table-cell>
              <table:table-cell office:value-type="float" office:value="573670">
                <text:p>573670</text:p>
              </table:table-cell>
              <table:table-cell office:value-type="float" office:value="890030">
                <text:p>890030</text:p>
              </table:table-cell>
              <table:table-cell office:value-type="float" office:value="1520420">
                <text:p>1520420</text:p>
              </table:table-cell>
            </table:table-row>
            <table:table-row>
              <table:table-cell office:value-type="string">
                <text:p>TTL = 125</text:p>
                <draw:g>
                  <svg:desc>Sheet1.W19:Sheet1.W19</svg:desc>
                </draw:g>
              </table:table-cell>
              <table:table-cell office:value-type="float" office:value="1710">
                <text:p>1710</text:p>
                <draw:g>
                  <svg:desc>Sheet1.X19:Sheet1.AD19</svg:desc>
                </draw:g>
              </table:table-cell>
              <table:table-cell office:value-type="float" office:value="16000">
                <text:p>16000</text:p>
              </table:table-cell>
              <table:table-cell office:value-type="float" office:value="70270">
                <text:p>70270</text:p>
              </table:table-cell>
              <table:table-cell office:value-type="float" office:value="245940">
                <text:p>245940</text:p>
              </table:table-cell>
              <table:table-cell office:value-type="float" office:value="601340">
                <text:p>601340</text:p>
              </table:table-cell>
              <table:table-cell office:value-type="float" office:value="1002660">
                <text:p>1002660</text:p>
              </table:table-cell>
              <table:table-cell office:value-type="float" office:value="1331140">
                <text:p>1331140</text:p>
              </table:table-cell>
            </table:table-row>
            <table:table-row>
              <table:table-cell office:value-type="string">
                <text:p>TTL = 150</text:p>
                <draw:g>
                  <svg:desc>Sheet1.W20:Sheet1.W20</svg:desc>
                </draw:g>
              </table:table-cell>
              <table:table-cell office:value-type="float" office:value="1530">
                <text:p>1530</text:p>
                <draw:g>
                  <svg:desc>Sheet1.X20:Sheet1.AD20</svg:desc>
                </draw:g>
              </table:table-cell>
              <table:table-cell office:value-type="float" office:value="18750">
                <text:p>18750</text:p>
              </table:table-cell>
              <table:table-cell office:value-type="float" office:value="68770">
                <text:p>68770</text:p>
              </table:table-cell>
              <table:table-cell office:value-type="float" office:value="262700">
                <text:p>262700</text:p>
              </table:table-cell>
              <table:table-cell office:value-type="float" office:value="685650">
                <text:p>685650</text:p>
              </table:table-cell>
              <table:table-cell office:value-type="float" office:value="1030370">
                <text:p>1030370</text:p>
              </table:table-cell>
              <table:table-cell office:value-type="float" office:value="1352960">
                <text:p>1352960</text:p>
              </table:table-cell>
            </table:table-row>
            <table:table-row>
              <table:table-cell office:value-type="string">
                <text:p>TTL = 200</text:p>
                <draw:g>
                  <svg:desc>Sheet1.W21:Sheet1.W21</svg:desc>
                </draw:g>
              </table:table-cell>
              <table:table-cell office:value-type="float" office:value="2700">
                <text:p>2700</text:p>
                <draw:g>
                  <svg:desc>Sheet1.X21:Sheet1.AD21</svg:desc>
                </draw:g>
              </table:table-cell>
              <table:table-cell office:value-type="float" office:value="17250">
                <text:p>17250</text:p>
              </table:table-cell>
              <table:table-cell office:value-type="float" office:value="61300">
                <text:p>61300</text:p>
              </table:table-cell>
              <table:table-cell office:value-type="float" office:value="231050">
                <text:p>231050</text:p>
              </table:table-cell>
              <table:table-cell office:value-type="float" office:value="599950">
                <text:p>599950</text:p>
              </table:table-cell>
              <table:table-cell office:value-type="float" office:value="1032510">
                <text:p>1032510</text:p>
              </table:table-cell>
              <table:table-cell office:value-type="float" office:value="1403600">
                <text:p>1403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